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64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266cm"/>
    </style:style>
    <style:style style:name="co4" style:family="table-column">
      <style:table-column-properties fo:break-before="auto" style:column-width="2.674cm"/>
    </style:style>
    <style:style style:name="co5" style:family="table-column">
      <style:table-column-properties fo:break-before="auto" style:column-width="3.708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4.06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6cm"/>
    </style:style>
    <style:style style:name="co10" style:family="table-column">
      <style:table-column-properties fo:break-before="auto" style:column-width="11.0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/>
    <style:style style:name="ce19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 style:data-style-name="N4"/>
    <style:style style:name="ce21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 style:data-style-name="N4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padding="0.071cm"/>
    </style:style>
    <style:style style:name="ce24" style:family="table-cell" style:parent-style-name="Default" style:data-style-name="N115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ichi_test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4" table:default-cell-style-name="ce19"/>
        <table:table-column table:style-name="co5" table:default-cell-style-name="ce22"/>
        <table:table-column table:style-name="co6" table:default-cell-style-name="ce23"/>
        <table:table-column table:style-name="co7" table:default-cell-style-name="Default"/>
        <table:table-column table:style-name="co8" table:number-columns-repeated="7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ADX 14</text:p>
          </table:table-cell>
          <table:table-cell table:style-name="ce3" table:number-columns-repeated="4"/>
          <table:table-cell table:style-name="Default" table:number-columns-repeated="3"/>
          <table:table-cell table:number-columns-repeated="11"/>
        </table:table-row>
        <table:table-row table:style-name="ro2">
          <table:table-cell table:style-name="ce9" office:value-type="string" calcext:value-type="string">
            <text:p>Market</text:p>
          </table:table-cell>
          <table:table-cell table:style-name="ce12" office:value-type="string" calcext:value-type="string">
            <text:p>Bitstamp, ETHEUR, 4.1.2020:06:00 hourly</text:p>
          </table:table-cell>
          <table:table-cell table:style-name="ce3" table:number-columns-repeated="3"/>
          <table:table-cell table:style-name="Default" table:number-columns-repeated="3"/>
          <table:table-cell table:number-columns-repeated="11"/>
        </table:table-row>
        <table:table-row table:style-name="ro2">
          <table:table-cell table:style-name="ce9" office:value-type="string" calcext:value-type="string">
            <text:p>Smoothing</text:p>
          </table:table-cell>
          <table:table-cell table:style-name="ce12" office:value-type="float" office:value="14" calcext:value-type="float">
            <text:p>14</text:p>
          </table:table-cell>
          <table:table-cell table:style-name="ce3" table:number-columns-repeated="3"/>
          <table:table-cell table:style-name="Default" table:number-columns-repeated="3"/>
          <table:table-cell table:number-columns-repeated="11"/>
        </table:table-row>
        <table:table-row table:style-name="ro2">
          <table:table-cell table:style-name="ce9" office:value-type="string" calcext:value-type="string">
            <text:p>DI Length</text:p>
          </table:table-cell>
          <table:table-cell table:style-name="ce12" office:value-type="float" office:value="14" calcext:value-type="float">
            <text:p>14</text:p>
          </table:table-cell>
          <table:table-cell table:style-name="ce3" table:number-columns-repeated="3"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9"/>
          <table:table-cell table:style-name="ce12"/>
          <table:table-cell table:style-name="ce3" table:number-columns-repeated="3"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Default"/>
          <table:table-cell table:style-name="ce3" table:number-columns-repeated="4"/>
          <table:table-cell table:style-name="Default" table:number-columns-repeated="3"/>
          <table:table-cell table:number-columns-repeated="11"/>
        </table:table-row>
        <table:table-row table:style-name="ro3">
          <table:table-cell table:style-name="ce1" office:value-type="string" calcext:value-type="string">
            <text:p>Idx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ADX14,14 TV</text:p>
          </table:table-cell>
          <table:table-cell table:style-name="Default" office:value-type="string" calcext:value-type="string">
            <text:p>adx ta4j</text:p>
          </table:table-cell>
          <table:table-cell office:value-type="string" calcext:value-type="string">
            <text:p>+DM</text:p>
          </table:table-cell>
          <table:table-cell table:style-name="ce23" office:value-type="string" calcext:value-type="string">
            <text:p>Avg+DM</text:p>
          </table:table-cell>
          <table:table-cell table:style-name="ce23" office:value-type="string" calcext:value-type="string">
            <text:p>-DM</text:p>
          </table:table-cell>
          <table:table-cell table:style-name="ce23" office:value-type="string" calcext:value-type="string">
            <text:p>Avg-DM</text:p>
          </table:table-cell>
          <table:table-cell table:style-name="ce23" office:value-type="string" calcext:value-type="string">
            <text:p>TR</text:p>
          </table:table-cell>
          <table:table-cell table:style-name="ce23" office:value-type="string" calcext:value-type="string">
            <text:p>ATR</text:p>
          </table:table-cell>
          <table:table-cell table:style-name="ce23" office:value-type="string" calcext:value-type="string">
            <text:p>+DI</text:p>
          </table:table-cell>
          <table:table-cell table:style-name="ce23" office:value-type="string" calcext:value-type="string">
            <text:p>-DI</text:p>
          </table:table-cell>
          <table:table-cell table:style-name="ce23" office:value-type="string" calcext:value-type="string">
            <text:p>DX</text:p>
          </table:table-cell>
          <table:table-cell table:style-name="ce23" office:value-type="string" calcext:value-type="string">
            <text:p>ADX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887.39" calcext:value-type="float">
            <text:p>887,39</text:p>
          </table:table-cell>
          <table:table-cell office:value-type="float" office:value="954.99" calcext:value-type="float">
            <text:p>954,99</text:p>
          </table:table-cell>
          <table:table-cell office:value-type="float" office:value="850.1" calcext:value-type="float">
            <text:p>850,10</text:p>
          </table:table-cell>
          <table:table-cell office:value-type="float" office:value="899.59" calcext:value-type="float">
            <text:p>899,59</text:p>
          </table:table-cell>
          <table:table-cell office:value-type="float" office:value="64.11" calcext:value-type="float">
            <text:p>64,11</text:p>
          </table:table-cell>
          <table:table-cell table:style-name="ce20" office:value-type="string" calcext:value-type="string">
            <text:p>0.0</text:p>
          </table:table-cell>
          <table:table-cell table:formula="of:=IF(ROW([.A8])&gt;0;0;IF(AND([.C8]-[.C7]&gt;[.D7]-[.D8];[.C8]-[.C7]&gt;0);[.C8]-[.C7];0))" office:value-type="float" office:value="0" calcext:value-type="float">
            <text:p>0</text:p>
          </table:table-cell>
          <table:table-cell table:style-name="ce23" table:formula="of:=IF(ROW()-ROW([.$A$8])=0;[.H8];(1-1/[.$B$4])*[.I7]+(1/[.$B$4])*[.H8])" office:value-type="float" office:value="0" calcext:value-type="float">
            <text:p>0</text:p>
          </table:table-cell>
          <table:table-cell table:style-name="ce23" table:formula="of:=IF(ROW()-ROW([.$A$8])=0;0;IF(AND([.E7]-[.E8]&gt;[.D8]-[.D7];[.E7]-[.E8]&gt;0);[.E7]-[.E8];0))" office:value-type="float" office:value="0" calcext:value-type="float">
            <text:p>0</text:p>
          </table:table-cell>
          <table:table-cell table:style-name="ce23" table:formula="of:=IF(ROW()-ROW([.$A$8])=0;[.J8];(1-1/[.$B$4])*[.K7]+(1/[.$B$4])*[.J8])" office:value-type="float" office:value="0" calcext:value-type="float">
            <text:p>0</text:p>
          </table:table-cell>
          <table:table-cell table:style-name="ce23" table:formula="of:=IF(ROW()-ROW([.$A$8])=0;[.D8]-[.E8];MAX(ABS([.D8]-[.F7]);ABS([.E8]-[.F7]);[.D8]-[.E8]))" office:value-type="float" office:value="-49.49" calcext:value-type="float">
            <text:p>-49,49</text:p>
          </table:table-cell>
          <table:table-cell table:style-name="ce23" table:formula="of:=IF(ROW()-ROW([.$A$8])=0;[.L8];(1-1/[.$B$4])*[.M7]+(1/[.$B$4])*[.L8])" office:value-type="float" office:value="-49.49" calcext:value-type="float">
            <text:p>-49,49</text:p>
          </table:table-cell>
          <table:table-cell table:style-name="ce23" table:formula="of:=100*[.I8]/[.M8]" office:value-type="float" office:value="-0" calcext:value-type="float">
            <text:p>0</text:p>
          </table:table-cell>
          <table:table-cell table:style-name="ce23" table:formula="of:=100*[.K8]/[.M8]" office:value-type="float" office:value="-0" calcext:value-type="float">
            <text:p>0</text:p>
          </table:table-cell>
          <table:table-cell table:style-name="ce23" table:formula="of:=IF([.N8]+[.O8]=0;0;100*ABS([.N8]-[.O8])/([.N8]+[.O8]))" office:value-type="float" office:value="0" calcext:value-type="float">
            <text:p>0</text:p>
          </table:table-cell>
          <table:table-cell table:style-name="ce23" table:formula="of:=IF(ROW()-ROW([.$A$8])=0;[.P8];(1-1/[.$B$5])*[.Q7]+(1/[.$B$5])*[.P8]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97.8" calcext:value-type="float">
            <text:p>897,80</text:p>
          </table:table-cell>
          <table:table-cell office:value-type="float" office:value="914.84" calcext:value-type="float">
            <text:p>914,84</text:p>
          </table:table-cell>
          <table:table-cell office:value-type="float" office:value="780" calcext:value-type="float">
            <text:p>780,00</text:p>
          </table:table-cell>
          <table:table-cell office:value-type="float" office:value="843.97" calcext:value-type="float">
            <text:p>843,97</text:p>
          </table:table-cell>
          <table:table-cell office:value-type="float" office:value="62.81" calcext:value-type="float">
            <text:p>62,81</text:p>
          </table:table-cell>
          <table:table-cell table:style-name="ce21" office:value-type="string" calcext:value-type="string">
            <text:p>7.142857142857142</text:p>
          </table:table-cell>
          <table:table-cell table:formula="of:=IF(AND([.C9]-[.C8]&gt;[.D8]-[.D9];[.C9]-[.C8]&gt;0);[.C9]-[.C8];0)" office:value-type="float" office:value="0" calcext:value-type="float">
            <text:p>0</text:p>
          </table:table-cell>
          <table:table-cell table:number-columns-repeated="1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44" calcext:value-type="float">
            <text:p>844,00</text:p>
          </table:table-cell>
          <table:table-cell office:value-type="float" office:value="876.54" calcext:value-type="float">
            <text:p>876,54</text:p>
          </table:table-cell>
          <table:table-cell office:value-type="float" office:value="790.43" calcext:value-type="float">
            <text:p>790,43</text:p>
          </table:table-cell>
          <table:table-cell office:value-type="float" office:value="826.67" calcext:value-type="float">
            <text:p>826,67</text:p>
          </table:table-cell>
          <table:table-cell office:value-type="float" office:value="61.61" calcext:value-type="float">
            <text:p>61,61</text:p>
          </table:table-cell>
          <table:table-cell office:value-type="string" calcext:value-type="string">
            <text:p>13.775510204081632</text:p>
          </table:table-cell>
          <table:table-cell table:formula="of:=IF(AND([.C10]-[.C9]&gt;[.D9]-[.D10];[.C10]-[.C9]&gt;0);[.C10]-[.C9];0)" office:value-type="float" office:value="0" calcext:value-type="float">
            <text:p>0</text:p>
          </table:table-cell>
          <table:table-cell table:number-columns-repeated="1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27.9" calcext:value-type="float">
            <text:p>827,90</text:p>
          </table:table-cell>
          <table:table-cell office:value-type="float" office:value="834.65" calcext:value-type="float">
            <text:p>834,65</text:p>
          </table:table-cell>
          <table:table-cell office:value-type="float" office:value="720" calcext:value-type="float">
            <text:p>720,00</text:p>
          </table:table-cell>
          <table:table-cell office:value-type="float" office:value="775" calcext:value-type="float">
            <text:p>775,00</text:p>
          </table:table-cell>
          <table:table-cell office:value-type="float" office:value="58.24" calcext:value-type="float">
            <text:p>58,24</text:p>
          </table:table-cell>
          <table:table-cell office:value-type="string" calcext:value-type="string">
            <text:p>19.934402332361515</text:p>
          </table:table-cell>
          <table:table-cell table:formula="of:=IF(AND([.C11]-[.C10]&gt;[.D10]-[.D11];[.C11]-[.C10]&gt;0);[.C11]-[.C10];0)" office:value-type="float" office:value="0" calcext:value-type="float">
            <text:p>0</text:p>
          </table:table-cell>
          <table:table-cell table:number-columns-repeated="1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774.97" calcext:value-type="float">
            <text:p>774,97</text:p>
          </table:table-cell>
          <table:table-cell office:value-type="float" office:value="788.58" calcext:value-type="float">
            <text:p>788,58</text:p>
          </table:table-cell>
          <table:table-cell office:value-type="float" office:value="720" calcext:value-type="float">
            <text:p>720,00</text:p>
          </table:table-cell>
          <table:table-cell office:value-type="float" office:value="785.2" calcext:value-type="float">
            <text:p>785,20</text:p>
          </table:table-cell>
          <table:table-cell office:value-type="float" office:value="55.11" calcext:value-type="float">
            <text:p>55,11</text:p>
          </table:table-cell>
          <table:table-cell office:value-type="string" calcext:value-type="string">
            <text:p>25.65337359433569</text:p>
          </table:table-cell>
          <table:table-cell table:formula="of:=IF(AND([.C12]-[.C11]&gt;[.D11]-[.D12];[.C12]-[.C11]&gt;0);[.C12]-[.C11];0)" office:value-type="float" office:value="0" calcext:value-type="float">
            <text:p>0</text:p>
          </table:table-cell>
          <table:table-cell table:number-columns-repeated="1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784.45" calcext:value-type="float">
            <text:p>784,45</text:p>
          </table:table-cell>
          <table:table-cell office:value-type="float" office:value="798.47" calcext:value-type="float">
            <text:p>798,47</text:p>
          </table:table-cell>
          <table:table-cell office:value-type="float" office:value="756.42" calcext:value-type="float">
            <text:p>756,42</text:p>
          </table:table-cell>
          <table:table-cell office:value-type="float" office:value="795.45" calcext:value-type="float">
            <text:p>795,45</text:p>
          </table:table-cell>
          <table:table-cell office:value-type="float" office:value="52.41" calcext:value-type="float">
            <text:p>52,41</text:p>
          </table:table-cell>
          <table:table-cell office:value-type="string" calcext:value-type="string">
            <text:p>29.812701456275903</text:p>
          </table:table-cell>
          <table:table-cell table:formula="of:=IF(AND([.C13]-[.C12]&gt;[.D12]-[.D13];[.C13]-[.C12]&gt;0);[.C13]-[.C12];0)" office:value-type="float" office:value="9.88999999999999" calcext:value-type="float">
            <text:p>9,88999999999999</text:p>
          </table:table-cell>
          <table:table-cell table:number-columns-repeated="1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95.45" calcext:value-type="float">
            <text:p>795,45</text:p>
          </table:table-cell>
          <table:table-cell office:value-type="float" office:value="840.42" calcext:value-type="float">
            <text:p>840,42</text:p>
          </table:table-cell>
          <table:table-cell office:value-type="float" office:value="777.93" calcext:value-type="float">
            <text:p>777,93</text:p>
          </table:table-cell>
          <table:table-cell office:value-type="float" office:value="828.75" calcext:value-type="float">
            <text:p>828,75</text:p>
          </table:table-cell>
          <table:table-cell office:value-type="float" office:value="50.7" calcext:value-type="float">
            <text:p>50,70</text:p>
          </table:table-cell>
          <table:table-cell office:value-type="string" calcext:value-type="string">
            <text:p>30.141059257670694</text:p>
          </table:table-cell>
          <table:table-cell table:formula="of:=IF(AND([.C14]-[.C13]&gt;[.D13]-[.D14];[.C14]-[.C13]&gt;0);[.C14]-[.C13];0)" office:value-type="float" office:value="41.9499999999999" calcext:value-type="float">
            <text:p>41,9499999999999</text:p>
          </table:table-cell>
          <table:table-cell table:number-columns-repeated="1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830.09" calcext:value-type="float">
            <text:p>830,09</text:p>
          </table:table-cell>
          <table:table-cell office:value-type="float" office:value="830.37" calcext:value-type="float">
            <text:p>830,37</text:p>
          </table:table-cell>
          <table:table-cell office:value-type="float" office:value="792.67" calcext:value-type="float">
            <text:p>792,67</text:p>
          </table:table-cell>
          <table:table-cell office:value-type="float" office:value="823.81" calcext:value-type="float">
            <text:p>823,81</text:p>
          </table:table-cell>
          <table:table-cell office:value-type="float" office:value="49.11" calcext:value-type="float">
            <text:p>49,11</text:p>
          </table:table-cell>
          <table:table-cell office:value-type="string" calcext:value-type="string">
            <text:p>30.44596293039443</text:p>
          </table:table-cell>
          <table:table-cell table:formula="of:=IF(AND([.C15]-[.C14]&gt;[.D14]-[.D15];[.C15]-[.C14]&gt;0);[.C15]-[.C14];0)" office:value-type="float" office:value="0" calcext:value-type="float">
            <text:p>0</text:p>
          </table:table-cell>
          <table:table-cell table:number-columns-repeated="1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824.16" calcext:value-type="float">
            <text:p>824,16</text:p>
          </table:table-cell>
          <table:table-cell office:value-type="float" office:value="851.08" calcext:value-type="float">
            <text:p>851,08</text:p>
          </table:table-cell>
          <table:table-cell office:value-type="float" office:value="815.04" calcext:value-type="float">
            <text:p>815,04</text:p>
          </table:table-cell>
          <table:table-cell office:value-type="float" office:value="847.56" calcext:value-type="float">
            <text:p>847,56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29.447548108656974</text:p>
          </table:table-cell>
          <table:table-cell table:formula="of:=IF(AND([.C16]-[.C15]&gt;[.D15]-[.D16];[.C16]-[.C15]&gt;0);[.C16]-[.C15];0)" office:value-type="float" office:value="20.71" calcext:value-type="float">
            <text:p>20,71</text:p>
          </table:table-cell>
          <table:table-cell table:number-columns-repeated="1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849.85" calcext:value-type="float">
            <text:p>849,85</text:p>
          </table:table-cell>
          <table:table-cell office:value-type="float" office:value="862.18" calcext:value-type="float">
            <text:p>862,18</text:p>
          </table:table-cell>
          <table:table-cell office:value-type="float" office:value="838.36" calcext:value-type="float">
            <text:p>838,36</text:p>
          </table:table-cell>
          <table:table-cell office:value-type="float" office:value="847.24" calcext:value-type="float">
            <text:p>847,24</text:p>
          </table:table-cell>
          <table:table-cell office:value-type="float" office:value="47.16" calcext:value-type="float">
            <text:p>47,16</text:p>
          </table:table-cell>
          <table:table-cell office:value-type="string" calcext:value-type="string">
            <text:p>27.925332915571992</text:p>
          </table:table-cell>
          <table:table-cell table:formula="of:=IF(AND([.C17]-[.C16]&gt;[.D16]-[.D17];[.C17]-[.C16]&gt;0);[.C17]-[.C16];0)" office:value-type="float" office:value="11.0999999999999" calcext:value-type="float">
            <text:p>11,0999999999999</text:p>
          </table:table-cell>
          <table:table-cell table:number-columns-repeated="1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48.78" calcext:value-type="float">
            <text:p>848,78</text:p>
          </table:table-cell>
          <table:table-cell office:value-type="float" office:value="854" calcext:value-type="float">
            <text:p>854,00</text:p>
          </table:table-cell>
          <table:table-cell office:value-type="float" office:value="801.03" calcext:value-type="float">
            <text:p>801,03</text:p>
          </table:table-cell>
          <table:table-cell office:value-type="float" office:value="824.63" calcext:value-type="float">
            <text:p>824,63</text:p>
          </table:table-cell>
          <table:table-cell office:value-type="float" office:value="45.15" calcext:value-type="float">
            <text:p>45,15</text:p>
          </table:table-cell>
          <table:table-cell office:value-type="string" calcext:value-type="string">
            <text:p>32.1111957436363</text:p>
          </table:table-cell>
          <table:table-cell table:formula="of:=IF(AND([.C18]-[.C17]&gt;[.D17]-[.D18];[.C18]-[.C17]&gt;0);[.C18]-[.C17];0)" office:value-type="float" office:value="0" calcext:value-type="float">
            <text:p>0</text:p>
          </table:table-cell>
          <table:table-cell table:number-columns-repeated="1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828.48" calcext:value-type="float">
            <text:p>828,48</text:p>
          </table:table-cell>
          <table:table-cell office:value-type="float" office:value="838.46" calcext:value-type="float">
            <text:p>838,46</text:p>
          </table:table-cell>
          <table:table-cell office:value-type="float" office:value="803.19" calcext:value-type="float">
            <text:p>803,19</text:p>
          </table:table-cell>
          <table:table-cell office:value-type="float" office:value="814.16" calcext:value-type="float">
            <text:p>814,16</text:p>
          </table:table-cell>
          <table:table-cell office:value-type="float" office:value="43.29" calcext:value-type="float">
            <text:p>43,29</text:p>
          </table:table-cell>
          <table:table-cell office:value-type="string" calcext:value-type="string">
            <text:p>35.99806836969602</text:p>
          </table:table-cell>
          <table:table-cell table:formula="of:=IF(AND([.C19]-[.C18]&gt;[.D18]-[.D19];[.C19]-[.C18]&gt;0);[.C19]-[.C18];0)" office:value-type="float" office:value="0" calcext:value-type="float">
            <text:p>0</text:p>
          </table:table-cell>
          <table:table-cell table:number-columns-repeated="1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814.5" calcext:value-type="float">
            <text:p>814,50</text:p>
          </table:table-cell>
          <table:table-cell office:value-type="float" office:value="837.34" calcext:value-type="float">
            <text:p>837,34</text:p>
          </table:table-cell>
          <table:table-cell office:value-type="float" office:value="814.43" calcext:value-type="float">
            <text:p>814,43</text:p>
          </table:table-cell>
          <table:table-cell office:value-type="float" office:value="828.98" calcext:value-type="float">
            <text:p>828,98</text:p>
          </table:table-cell>
          <table:table-cell office:value-type="float" office:value="41.56" calcext:value-type="float">
            <text:p>41,56</text:p>
          </table:table-cell>
          <table:table-cell office:value-type="string" calcext:value-type="string">
            <text:p>39.607307236751474</text:p>
          </table:table-cell>
          <table:table-cell table:formula="of:=IF(AND([.C20]-[.C19]&gt;[.D19]-[.D20];[.C20]-[.C19]&gt;0);[.C20]-[.C19];0)" office:value-type="float" office:value="0" calcext:value-type="float">
            <text:p>0</text:p>
          </table:table-cell>
          <table:table-cell table:number-columns-repeated="1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829.55" calcext:value-type="float">
            <text:p>829,55</text:p>
          </table:table-cell>
          <table:table-cell office:value-type="float" office:value="855.61" calcext:value-type="float">
            <text:p>855,61</text:p>
          </table:table-cell>
          <table:table-cell office:value-type="float" office:value="828.1" calcext:value-type="float">
            <text:p>828,10</text:p>
          </table:table-cell>
          <table:table-cell office:value-type="float" office:value="852.11" calcext:value-type="float">
            <text:p>852,11</text:p>
          </table:table-cell>
          <table:table-cell office:value-type="float" office:value="40.37" calcext:value-type="float">
            <text:p>40,37</text:p>
          </table:table-cell>
          <table:table-cell office:value-type="string" calcext:value-type="string">
            <text:p>42.65631143988558</text:p>
          </table:table-cell>
          <table:table-cell table:formula="of:=IF(AND([.C21]-[.C20]&gt;[.D20]-[.D21];[.C21]-[.C20]&gt;0);[.C21]-[.C20];0)" office:value-type="float" office:value="18.27" calcext:value-type="float">
            <text:p>18,27</text:p>
          </table:table-cell>
          <table:table-cell table:number-columns-repeated="1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851.13" calcext:value-type="float">
            <text:p>851,13</text:p>
          </table:table-cell>
          <table:table-cell office:value-type="float" office:value="857.61" calcext:value-type="float">
            <text:p>857,61</text:p>
          </table:table-cell>
          <table:table-cell office:value-type="float" office:value="831.43" calcext:value-type="float">
            <text:p>831,43</text:p>
          </table:table-cell>
          <table:table-cell office:value-type="float" office:value="834.68" calcext:value-type="float">
            <text:p>834,68</text:p>
          </table:table-cell>
          <table:table-cell office:value-type="float" office:value="39.31" calcext:value-type="float">
            <text:p>39,31</text:p>
          </table:table-cell>
          <table:table-cell office:value-type="string" calcext:value-type="string">
            <text:p>45.45277831033715</text:p>
          </table:table-cell>
          <table:table-cell table:formula="of:=IF(AND([.C22]-[.C21]&gt;[.D21]-[.D22];[.C22]-[.C21]&gt;0);[.C22]-[.C21];0)" office:value-type="float" office:value="2" calcext:value-type="float">
            <text:p>2</text:p>
          </table:table-cell>
          <table:table-cell table:number-columns-repeated="1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834.53" calcext:value-type="float">
            <text:p>834,53</text:p>
          </table:table-cell>
          <table:table-cell office:value-type="float" office:value="846.45" calcext:value-type="float">
            <text:p>846,45</text:p>
          </table:table-cell>
          <table:table-cell office:value-type="float" office:value="810.67" calcext:value-type="float">
            <text:p>810,67</text:p>
          </table:table-cell>
          <table:table-cell office:value-type="float" office:value="823.77" calcext:value-type="float">
            <text:p>823,77</text:p>
          </table:table-cell>
          <table:table-cell office:value-type="float" office:value="37.56" calcext:value-type="float">
            <text:p>37,56</text:p>
          </table:table-cell>
          <table:table-cell office:value-type="string" calcext:value-type="string">
            <text:p>48.087143926607176</text:p>
          </table:table-cell>
          <table:table-cell table:formula="of:=IF(AND([.C23]-[.C22]&gt;[.D22]-[.D23];[.C23]-[.C22]&gt;0);[.C23]-[.C22];0)" office:value-type="float" office:value="0" calcext:value-type="float">
            <text:p>0</text:p>
          </table:table-cell>
          <table:table-cell table:number-columns-repeated="1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823.17" calcext:value-type="float">
            <text:p>823,17</text:p>
          </table:table-cell>
          <table:table-cell office:value-type="float" office:value="835.85" calcext:value-type="float">
            <text:p>835,85</text:p>
          </table:table-cell>
          <table:table-cell office:value-type="float" office:value="820.54" calcext:value-type="float">
            <text:p>820,54</text:p>
          </table:table-cell>
          <table:table-cell office:value-type="float" office:value="827.51" calcext:value-type="float">
            <text:p>827,51</text:p>
          </table:table-cell>
          <table:table-cell office:value-type="float" office:value="35.93" calcext:value-type="float">
            <text:p>35,93</text:p>
          </table:table-cell>
          <table:table-cell office:value-type="string" calcext:value-type="string">
            <text:p>50.533340570286484</text:p>
          </table:table-cell>
          <table:table-cell table:formula="of:=IF(AND([.C24]-[.C23]&gt;[.D23]-[.D24];[.C24]-[.C23]&gt;0);[.C24]-[.C23];0)" office:value-type="float" office:value="0" calcext:value-type="float">
            <text:p>0</text:p>
          </table:table-cell>
          <table:table-cell table:number-columns-repeated="1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27.84" calcext:value-type="float">
            <text:p>827,84</text:p>
          </table:table-cell>
          <table:table-cell office:value-type="float" office:value="853.99" calcext:value-type="float">
            <text:p>853,99</text:p>
          </table:table-cell>
          <table:table-cell office:value-type="float" office:value="817.89" calcext:value-type="float">
            <text:p>817,89</text:p>
          </table:table-cell>
          <table:table-cell office:value-type="float" office:value="850.67" calcext:value-type="float">
            <text:p>850,67</text:p>
          </table:table-cell>
          <table:table-cell office:value-type="float" office:value="34.91" calcext:value-type="float">
            <text:p>34,91</text:p>
          </table:table-cell>
          <table:table-cell office:value-type="string" calcext:value-type="string">
            <text:p>52.43336292262214</text:p>
          </table:table-cell>
          <table:table-cell table:formula="of:=IF(AND([.C25]-[.C24]&gt;[.D24]-[.D25];[.C25]-[.C24]&gt;0);[.C25]-[.C24];0)" office:value-type="float" office:value="18.14" calcext:value-type="float">
            <text:p>18,14</text:p>
          </table:table-cell>
          <table:table-cell table:number-columns-repeated="11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851.67" calcext:value-type="float">
            <text:p>851,67</text:p>
          </table:table-cell>
          <table:table-cell office:value-type="float" office:value="925" calcext:value-type="float">
            <text:p>925,00</text:p>
          </table:table-cell>
          <table:table-cell office:value-type="float" office:value="851.67" calcext:value-type="float">
            <text:p>851,67</text:p>
          </table:table-cell>
          <table:table-cell office:value-type="float" office:value="891.21" calcext:value-type="float">
            <text:p>891,21</text:p>
          </table:table-cell>
          <table:table-cell office:value-type="float" office:value="35.36" calcext:value-type="float">
            <text:p>35,36</text:p>
          </table:table-cell>
          <table:table-cell office:value-type="string" calcext:value-type="string">
            <text:p>55.14610676868216</text:p>
          </table:table-cell>
          <table:table-cell table:formula="of:=IF(AND([.C26]-[.C25]&gt;[.D25]-[.D26];[.C26]-[.C25]&gt;0);[.C26]-[.C25];0)" office:value-type="float" office:value="71.01" calcext:value-type="float">
            <text:p>71,01</text:p>
          </table:table-cell>
          <table:table-cell table:number-columns-repeated="11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892.15" calcext:value-type="float">
            <text:p>892,15</text:p>
          </table:table-cell>
          <table:table-cell office:value-type="float" office:value="910" calcext:value-type="float">
            <text:p>910,00</text:p>
          </table:table-cell>
          <table:table-cell office:value-type="float" office:value="867.37" calcext:value-type="float">
            <text:p>867,37</text:p>
          </table:table-cell>
          <table:table-cell office:value-type="float" office:value="908.5" calcext:value-type="float">
            <text:p>908,50</text:p>
          </table:table-cell>
          <table:table-cell office:value-type="float" office:value="35.78" calcext:value-type="float">
            <text:p>35,78</text:p>
          </table:table-cell>
          <table:table-cell office:value-type="string" calcext:value-type="string">
            <text:p>57.66508319716647</text:p>
          </table:table-cell>
          <table:table-cell table:formula="of:=IF(AND([.C27]-[.C26]&gt;[.D26]-[.D27];[.C27]-[.C26]&gt;0);[.C27]-[.C26];0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6" table:number-columns-repeated="4"/>
          <table:table-cell table:style-name="ce2"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table:number-columns-repeated="4"/>
          <table:table-cell table:style-name="Default" table:number-columns-repeated="3"/>
          <table:table-cell table:number-columns-repeated="11"/>
        </table:table-row>
        <table:table-row table:style-name="ro1" table:number-rows-repeated="3">
          <table:table-cell table:style-name="Default"/>
          <table:table-cell table:style-name="ce7" table:number-columns-repeated="4"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Default"/>
          <table:table-cell table:style-name="ce7" table:number-columns-repeated="4"/>
          <table:table-cell table:style-name="Default" table:number-columns-repeated="3"/>
          <table:table-cell table:number-columns-repeated="11"/>
        </table:table-row>
      </table:table>
      <table:table table:name="Sheet2" table:style-name="ta1">
        <table:table-column table:style-name="co8" table:default-cell-style-name="ce24"/>
        <table:table-column table:style-name="co8" table:number-columns-repeated="4" table:default-cell-style-name="ce5"/>
        <table:table-column table:style-name="co8" table:number-columns-repeated="11" table:default-cell-style-name="ce23"/>
        <table:table-column table:style-name="co8" table:default-cell-style-name="ce19"/>
        <table:table-column table:style-name="co8" table:default-cell-style-name="ce22"/>
        <table:table-row table:style-name="ro3"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Open</text:p>
          </table:table-cell>
          <table:table-cell table:style-name="ce23" office:value-type="string" calcext:value-type="string">
            <text:p>High</text:p>
          </table:table-cell>
          <table:table-cell table:style-name="ce23" office:value-type="string" calcext:value-type="string">
            <text:p>Low</text:p>
          </table:table-cell>
          <table:table-cell table:style-name="ce23"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+DM</text:p>
          </table:table-cell>
          <table:table-cell office:value-type="string" calcext:value-type="string">
            <text:p>Avg+DM</text:p>
          </table:table-cell>
          <table:table-cell office:value-type="string" calcext:value-type="string">
            <text:p>-DM</text:p>
          </table:table-cell>
          <table:table-cell office:value-type="string" calcext:value-type="string">
            <text:p>Avg-DM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ATR</text:p>
          </table:table-cell>
          <table:table-cell office:value-type="string" calcext:value-type="string">
            <text:p>+DI</text:p>
          </table:table-cell>
          <table:table-cell office:value-type="string" calcext:value-type="string">
            <text:p>-DI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DX</text:p>
          </table:table-cell>
          <table:table-cell table:style-name="ce4" office:value-type="string" calcext:value-type="string">
            <text:p>ADX14,14 TV</text:p>
          </table:table-cell>
          <table:table-cell table:style-name="Default" office:value-type="string" calcext:value-type="string">
            <text:p>adx ta4j</text:p>
          </table:table-cell>
        </table:table-row>
        <table:table-row table:style-name="ro3">
          <table:table-cell office:value-type="date" office:date-value="1979-01-05" calcext:value-type="date">
            <text:p>5.01.1979</text:p>
          </table:table-cell>
          <table:table-cell office:value-type="float" office:value="887.39" calcext:value-type="float">
            <text:p>887,39</text:p>
          </table:table-cell>
          <table:table-cell office:value-type="float" office:value="954.99" calcext:value-type="float">
            <text:p>954,99</text:p>
          </table:table-cell>
          <table:table-cell office:value-type="float" office:value="850.1" calcext:value-type="float">
            <text:p>850,10</text:p>
          </table:table-cell>
          <table:table-cell office:value-type="float" office:value="899.59" calcext:value-type="float">
            <text:p>899,59</text:p>
          </table:table-cell>
          <table:table-cell office:value-type="float" office:value="121888889" calcext:value-type="float">
            <text:p>121888889</text:p>
          </table:table-cell>
          <table:table-cell table:formula="of:=IF(ROW()-ROW([.$A$2])=0;0;IF(AND([.C2]-[.C1]&gt;[.D1]-[.D2];[.C2]-[.C1]&gt;0);[.C2]-[.C1];0))" office:value-type="float" office:value="0" calcext:value-type="float">
            <text:p>0</text:p>
          </table:table-cell>
          <table:table-cell table:formula="of:=IF(ROW()-ROW([.$A$2])=0;[.G2];(1-1/[.$B$4])*[.H1]+(1/[.$B$4])*[.G2])" office:value-type="float" office:value="0" calcext:value-type="float">
            <text:p>0</text:p>
          </table:table-cell>
          <table:table-cell table:formula="of:=IF(ROW()-ROW([.$A$2])=0;0;IF(AND([.D1]-[.D2]&gt;[.C2]-[.C1];[.D1]-[.D2]&gt;0);[.D1]-[.D2];0))" office:value-type="float" office:value="0" calcext:value-type="float">
            <text:p>0</text:p>
          </table:table-cell>
          <table:table-cell table:formula="of:=IF(ROW()-ROW([.$A$2])=0;[.I2];(1-1/[.$B$4])*[.J1]+(1/[.$B$4])*[.I2])" office:value-type="float" office:value="0" calcext:value-type="float">
            <text:p>0</text:p>
          </table:table-cell>
          <table:table-cell table:formula="of:=IF(ROW()-ROW([.$A$2])=0;[.C2]-[.D2];MAX(ABS([.C2]-[.E1]);ABS([.D2]-[.E1]);[.C2]-[.D2]))" office:value-type="float" office:value="104.89" calcext:value-type="float">
            <text:p>104,89</text:p>
          </table:table-cell>
          <table:table-cell table:formula="of:=IF(ROW()-ROW([.$A$2])=0;[.K2];(1-1/[.$B$4])*[.L1]+(1/[.$B$4])*[.K2])" office:value-type="float" office:value="104.89" calcext:value-type="float">
            <text:p>104,89</text:p>
          </table:table-cell>
          <table:table-cell table:formula="of:=100*[.H2]/[.L2]" office:value-type="float" office:value="0" calcext:value-type="float">
            <text:p>0</text:p>
          </table:table-cell>
          <table:table-cell table:formula="of:=100*[.J2]/[.L2]" office:value-type="float" office:value="0" calcext:value-type="float">
            <text:p>0</text:p>
          </table:table-cell>
          <table:table-cell table:formula="of:=IF([.M2]+[.N2]=0;0;100*ABS([.M2]-[.N2])/([.M2]+[.N2]))" office:value-type="float" office:value="0" calcext:value-type="float">
            <text:p>0</text:p>
          </table:table-cell>
          <table:table-cell table:formula="of:=IF(ROW()-ROW([.$A$2])=0;[.O2];(1-1/[.$B$5])*[.P1]+(1/[.$B$5])*[.O2])" office:value-type="float" office:value="0" calcext:value-type="float">
            <text:p>0</text:p>
          </table:table-cell>
          <table:table-cell office:value-type="float" office:value="64.11" calcext:value-type="float">
            <text:p>64,11</text:p>
          </table:table-cell>
          <table:table-cell table:style-name="ce20" office:value-type="string" calcext:value-type="string">
            <text:p>0.0</text:p>
          </table:table-cell>
        </table:table-row>
        <table:table-row table:style-name="ro3">
          <table:table-cell office:value-type="date" office:date-value="1979-01-12" calcext:value-type="date">
            <text:p>12.01.1979</text:p>
          </table:table-cell>
          <table:table-cell office:value-type="float" office:value="897.8" calcext:value-type="float">
            <text:p>897,80</text:p>
          </table:table-cell>
          <table:table-cell office:value-type="float" office:value="914.84" calcext:value-type="float">
            <text:p>914,84</text:p>
          </table:table-cell>
          <table:table-cell office:value-type="float" office:value="780" calcext:value-type="float">
            <text:p>780,00</text:p>
          </table:table-cell>
          <table:table-cell office:value-type="float" office:value="843.97" calcext:value-type="float">
            <text:p>843,97</text:p>
          </table:table-cell>
          <table:table-cell office:value-type="float" office:value="150522222" calcext:value-type="float">
            <text:p>150522222</text:p>
          </table:table-cell>
          <table:table-cell table:formula="of:=IF(ROW()-ROW([.$A$2])=0;0;IF(AND([.C3]-[.C2]&gt;[.D2]-[.D3];[.C3]-[.C2]&gt;0);[.C3]-[.C2];0))" office:value-type="float" office:value="0" calcext:value-type="float">
            <text:p>0</text:p>
          </table:table-cell>
          <table:table-cell table:formula="of:=IF(ROW()-ROW([.$A$2])=0;[.G3];(1-1/[.$B$4])*[.H2]+(1/[.$B$4])*[.G3])" office:value-type="float" office:value="0" calcext:value-type="float">
            <text:p>0</text:p>
          </table:table-cell>
          <table:table-cell table:formula="of:=IF(ROW()-ROW([.$A$2])=0;0;IF(AND([.D2]-[.D3]&gt;[.C3]-[.C2];[.D2]-[.D3]&gt;0);[.D2]-[.D3];0))" office:value-type="float" office:value="70.1" calcext:value-type="float">
            <text:p>70,1</text:p>
          </table:table-cell>
          <table:table-cell table:formula="of:=IF(ROW()-ROW([.$A$2])=0;[.I3];(1-1/[.$B$4])*[.J2]+(1/[.$B$4])*[.I3])" office:value-type="float" office:value="0.0830568720379147" calcext:value-type="float">
            <text:p>0,083056872037915</text:p>
          </table:table-cell>
          <table:table-cell table:formula="of:=IF(ROW()-ROW([.$A$2])=0;[.C3]-[.D3];MAX(ABS([.C3]-[.E2]);ABS([.D3]-[.E2]);[.C3]-[.D3]))" office:value-type="float" office:value="134.84" calcext:value-type="float">
            <text:p>134,84</text:p>
          </table:table-cell>
          <table:table-cell table:formula="of:=IF(ROW()-ROW([.$A$2])=0;[.K3];(1-1/[.$B$4])*[.L2]+(1/[.$B$4])*[.K3])" office:value-type="float" office:value="104.925485781991" calcext:value-type="float">
            <text:p>104,925485781991</text:p>
          </table:table-cell>
          <table:table-cell table:formula="of:=100*[.H3]/[.L3]" office:value-type="float" office:value="0" calcext:value-type="float">
            <text:p>0</text:p>
          </table:table-cell>
          <table:table-cell table:formula="of:=100*[.J3]/[.L3]" office:value-type="float" office:value="0.0791579580679632" calcext:value-type="float">
            <text:p>0,079157958067963</text:p>
          </table:table-cell>
          <table:table-cell table:formula="of:=IF([.M3]+[.N3]=0;0;100*ABS([.M3]-[.N3])/([.M3]+[.N3]))" office:value-type="float" office:value="100" calcext:value-type="float">
            <text:p>100</text:p>
          </table:table-cell>
          <table:table-cell table:formula="of:=IF(ROW()-ROW([.$A$2])=0;[.O3];(1-1/[.$B$5])*[.P2]+(1/[.$B$5])*[.O3])" office:value-type="float" office:value="0.120787534726416" calcext:value-type="float">
            <text:p>0,120787534726416</text:p>
          </table:table-cell>
          <table:table-cell office:value-type="float" office:value="62.81" calcext:value-type="float">
            <text:p>62,81</text:p>
          </table:table-cell>
          <table:table-cell table:style-name="ce21" office:value-type="string" calcext:value-type="string">
            <text:p>7.142857142857142</text:p>
          </table:table-cell>
        </table:table-row>
        <table:table-row table:style-name="ro3">
          <table:table-cell office:value-type="date" office:date-value="1979-01-19" calcext:value-type="date">
            <text:p>19.01.1979</text:p>
          </table:table-cell>
          <table:table-cell office:value-type="float" office:value="844" calcext:value-type="float">
            <text:p>844,00</text:p>
          </table:table-cell>
          <table:table-cell office:value-type="float" office:value="876.54" calcext:value-type="float">
            <text:p>876,54</text:p>
          </table:table-cell>
          <table:table-cell office:value-type="float" office:value="790.43" calcext:value-type="float">
            <text:p>790,43</text:p>
          </table:table-cell>
          <table:table-cell office:value-type="float" office:value="826.67" calcext:value-type="float">
            <text:p>826,67</text:p>
          </table:table-cell>
          <table:table-cell office:value-type="float" office:value="152477778" calcext:value-type="float">
            <text:p>152477778</text:p>
          </table:table-cell>
          <table:table-cell table:formula="of:=IF(ROW()-ROW([.$A$2])=0;0;IF(AND([.C4]-[.C3]&gt;[.D3]-[.D4];[.C4]-[.C3]&gt;0);[.C4]-[.C3];0))" office:value-type="float" office:value="0" calcext:value-type="float">
            <text:p>0</text:p>
          </table:table-cell>
          <table:table-cell table:formula="of:=IF(ROW()-ROW([.$A$2])=0;[.G4];(1-1/[.$B$4])*[.H3]+(1/[.$B$4])*[.G4])" office:value-type="float" office:value="0" calcext:value-type="float">
            <text:p>0</text:p>
          </table:table-cell>
          <table:table-cell table:formula="of:=IF(ROW()-ROW([.$A$2])=0;0;IF(AND([.D3]-[.D4]&gt;[.C4]-[.C3];[.D3]-[.D4]&gt;0);[.D3]-[.D4];0))" office:value-type="float" office:value="0" calcext:value-type="float">
            <text:p>0</text:p>
          </table:table-cell>
          <table:table-cell table:formula="of:=IF(ROW()-ROW([.$A$2])=0;[.I4];(1-1/[.$B$4])*[.J3]+(1/[.$B$4])*[.I4])" office:value-type="float" office:value="0.0829584634217561" calcext:value-type="float">
            <text:p>0,082958463421756</text:p>
          </table:table-cell>
          <table:table-cell table:formula="of:=IF(ROW()-ROW([.$A$2])=0;[.C4]-[.D4];MAX(ABS([.C4]-[.E3]);ABS([.D4]-[.E3]);[.C4]-[.D4]))" office:value-type="float" office:value="86.11" calcext:value-type="float">
            <text:p>86,11</text:p>
          </table:table-cell>
          <table:table-cell table:formula="of:=IF(ROW()-ROW([.$A$2])=0;[.K4];(1-1/[.$B$4])*[.L3]+(1/[.$B$4])*[.K4])" office:value-type="float" office:value="104.903192552391" calcext:value-type="float">
            <text:p>104,903192552391</text:p>
          </table:table-cell>
          <table:table-cell table:formula="of:=100*[.H4]/[.L4]" office:value-type="float" office:value="0" calcext:value-type="float">
            <text:p>0</text:p>
          </table:table-cell>
          <table:table-cell table:formula="of:=100*[.J4]/[.L4]" office:value-type="float" office:value="0.07908097113472" calcext:value-type="float">
            <text:p>0,07908097113472</text:p>
          </table:table-cell>
          <table:table-cell table:formula="of:=IF([.M4]+[.N4]=0;0;100*ABS([.M4]-[.N4])/([.M4]+[.N4]))" office:value-type="float" office:value="100" calcext:value-type="float">
            <text:p>100</text:p>
          </table:table-cell>
          <table:table-cell table:formula="of:=IF(ROW()-ROW([.$A$2])=0;[.O4];(1-1/[.$B$5])*[.P3]+(1/[.$B$5])*[.O4])" office:value-type="float" office:value="0.24142917316738" calcext:value-type="float">
            <text:p>0,24142917316738</text:p>
          </table:table-cell>
          <table:table-cell office:value-type="float" office:value="61.61" calcext:value-type="float">
            <text:p>61,61</text:p>
          </table:table-cell>
          <table:table-cell office:value-type="string" calcext:value-type="string">
            <text:p>13.775510204081632</text:p>
          </table:table-cell>
        </table:table-row>
        <table:table-row table:style-name="ro3">
          <table:table-cell office:value-type="date" office:date-value="1979-01-26" calcext:value-type="date">
            <text:p>26.01.1979</text:p>
          </table:table-cell>
          <table:table-cell office:value-type="float" office:value="827.9" calcext:value-type="float">
            <text:p>827,90</text:p>
          </table:table-cell>
          <table:table-cell office:value-type="float" office:value="834.65" calcext:value-type="float">
            <text:p>834,65</text:p>
          </table:table-cell>
          <table:table-cell office:value-type="float" office:value="720" calcext:value-type="float">
            <text:p>720,00</text:p>
          </table:table-cell>
          <table:table-cell office:value-type="float" office:value="775" calcext:value-type="float">
            <text:p>775,00</text:p>
          </table:table-cell>
          <table:table-cell office:value-type="float" office:value="168800000" calcext:value-type="float">
            <text:p>168800000</text:p>
          </table:table-cell>
          <table:table-cell table:formula="of:=IF(ROW()-ROW([.$A$2])=0;0;IF(AND([.C5]-[.C4]&gt;[.D4]-[.D5];[.C5]-[.C4]&gt;0);[.C5]-[.C4];0))" office:value-type="float" office:value="0" calcext:value-type="float">
            <text:p>0</text:p>
          </table:table-cell>
          <table:table-cell table:formula="of:=IF(ROW()-ROW([.$A$2])=0;[.G5];(1-1/[.$B$4])*[.H4]+(1/[.$B$4])*[.G5])" office:value-type="float" office:value="0" calcext:value-type="float">
            <text:p>0</text:p>
          </table:table-cell>
          <table:table-cell table:formula="of:=IF(ROW()-ROW([.$A$2])=0;0;IF(AND([.D4]-[.D5]&gt;[.C5]-[.C4];[.D4]-[.D5]&gt;0);[.D4]-[.D5];0))" office:value-type="float" office:value="70.43" calcext:value-type="float">
            <text:p>70,43</text:p>
          </table:table-cell>
          <table:table-cell table:formula="of:=IF(ROW()-ROW([.$A$2])=0;[.I5];(1-1/[.$B$4])*[.J4]+(1/[.$B$4])*[.I5])" office:value-type="float" office:value="0.166308038702062" calcext:value-type="float">
            <text:p>0,166308038702062</text:p>
          </table:table-cell>
          <table:table-cell table:formula="of:=IF(ROW()-ROW([.$A$2])=0;[.C5]-[.D5];MAX(ABS([.C5]-[.E4]);ABS([.D5]-[.E4]);[.C5]-[.D5]))" office:value-type="float" office:value="114.65" calcext:value-type="float">
            <text:p>114,65</text:p>
          </table:table-cell>
          <table:table-cell table:formula="of:=IF(ROW()-ROW([.$A$2])=0;[.K5];(1-1/[.$B$4])*[.L4]+(1/[.$B$4])*[.K5])" office:value-type="float" office:value="104.914740902447" calcext:value-type="float">
            <text:p>104,914740902447</text:p>
          </table:table-cell>
          <table:table-cell table:formula="of:=100*[.H5]/[.L5]" office:value-type="float" office:value="0" calcext:value-type="float">
            <text:p>0</text:p>
          </table:table-cell>
          <table:table-cell table:formula="of:=100*[.J5]/[.L5]" office:value-type="float" office:value="0.158517322991532" calcext:value-type="float">
            <text:p>0,158517322991532</text:p>
          </table:table-cell>
          <table:table-cell table:formula="of:=IF([.M5]+[.N5]=0;0;100*ABS([.M5]-[.N5])/([.M5]+[.N5]))" office:value-type="float" office:value="100" calcext:value-type="float">
            <text:p>100</text:p>
          </table:table-cell>
          <table:table-cell table:formula="of:=IF(ROW()-ROW([.$A$2])=0;[.O5];(1-1/[.$B$5])*[.P4]+(1/[.$B$5])*[.O5])" office:value-type="float" office:value="0.361925091547417" calcext:value-type="float">
            <text:p>0,361925091547417</text:p>
          </table:table-cell>
          <table:table-cell office:value-type="float" office:value="58.24" calcext:value-type="float">
            <text:p>58,24</text:p>
          </table:table-cell>
          <table:table-cell office:value-type="string" calcext:value-type="string">
            <text:p>19.934402332361515</text:p>
          </table:table-cell>
        </table:table-row>
        <table:table-row table:style-name="ro3">
          <table:table-cell office:value-type="date" office:date-value="1979-02-02" calcext:value-type="date">
            <text:p>2.02.1979</text:p>
          </table:table-cell>
          <table:table-cell office:value-type="float" office:value="774.97" calcext:value-type="float">
            <text:p>774,97</text:p>
          </table:table-cell>
          <table:table-cell office:value-type="float" office:value="788.58" calcext:value-type="float">
            <text:p>788,58</text:p>
          </table:table-cell>
          <table:table-cell office:value-type="float" office:value="720" calcext:value-type="float">
            <text:p>720,00</text:p>
          </table:table-cell>
          <table:table-cell office:value-type="float" office:value="785.2" calcext:value-type="float">
            <text:p>785,20</text:p>
          </table:table-cell>
          <table:table-cell office:value-type="float" office:value="149655556" calcext:value-type="float">
            <text:p>149655556</text:p>
          </table:table-cell>
          <table:table-cell table:formula="of:=IF(ROW()-ROW([.$A$2])=0;0;IF(AND([.C6]-[.C5]&gt;[.D5]-[.D6];[.C6]-[.C5]&gt;0);[.C6]-[.C5];0))" office:value-type="float" office:value="0" calcext:value-type="float">
            <text:p>0</text:p>
          </table:table-cell>
          <table:table-cell table:formula="of:=IF(ROW()-ROW([.$A$2])=0;[.G6];(1-1/[.$B$4])*[.H5]+(1/[.$B$4])*[.G6])" office:value-type="float" office:value="0" calcext:value-type="float">
            <text:p>0</text:p>
          </table:table-cell>
          <table:table-cell table:formula="of:=IF(ROW()-ROW([.$A$2])=0;0;IF(AND([.D5]-[.D6]&gt;[.C6]-[.C5];[.D5]-[.D6]&gt;0);[.D5]-[.D6];0))" office:value-type="float" office:value="0" calcext:value-type="float">
            <text:p>0</text:p>
          </table:table-cell>
          <table:table-cell table:formula="of:=IF(ROW()-ROW([.$A$2])=0;[.I6];(1-1/[.$B$4])*[.J5]+(1/[.$B$4])*[.I6])" office:value-type="float" office:value="0.166110991262841" calcext:value-type="float">
            <text:p>0,166110991262841</text:p>
          </table:table-cell>
          <table:table-cell table:formula="of:=IF(ROW()-ROW([.$A$2])=0;[.C6]-[.D6];MAX(ABS([.C6]-[.E5]);ABS([.D6]-[.E5]);[.C6]-[.D6]))" office:value-type="float" office:value="68.58" calcext:value-type="float">
            <text:p>68,58</text:p>
          </table:table-cell>
          <table:table-cell table:formula="of:=IF(ROW()-ROW([.$A$2])=0;[.K6];(1-1/[.$B$4])*[.L5]+(1/[.$B$4])*[.K6])" office:value-type="float" office:value="104.871690261568" calcext:value-type="float">
            <text:p>104,871690261568</text:p>
          </table:table-cell>
          <table:table-cell table:formula="of:=100*[.H6]/[.L6]" office:value-type="float" office:value="0" calcext:value-type="float">
            <text:p>0</text:p>
          </table:table-cell>
          <table:table-cell table:formula="of:=100*[.J6]/[.L6]" office:value-type="float" office:value="0.158394501746403" calcext:value-type="float">
            <text:p>0,158394501746403</text:p>
          </table:table-cell>
          <table:table-cell table:formula="of:=IF([.M6]+[.N6]=0;0;100*ABS([.M6]-[.N6])/([.M6]+[.N6]))" office:value-type="float" office:value="100" calcext:value-type="float">
            <text:p>100</text:p>
          </table:table-cell>
          <table:table-cell table:formula="of:=IF(ROW()-ROW([.$A$2])=0;[.O6];(1-1/[.$B$5])*[.P5]+(1/[.$B$5])*[.O6])" office:value-type="float" office:value="0.482275465878196" calcext:value-type="float">
            <text:p>0,482275465878196</text:p>
          </table:table-cell>
          <table:table-cell office:value-type="float" office:value="55.11" calcext:value-type="float">
            <text:p>55,11</text:p>
          </table:table-cell>
          <table:table-cell office:value-type="string" calcext:value-type="string">
            <text:p>25.65337359433569</text:p>
          </table:table-cell>
        </table:table-row>
        <table:table-row table:style-name="ro3">
          <table:table-cell office:value-type="date" office:date-value="1979-02-09" calcext:value-type="date">
            <text:p>9.02.1979</text:p>
          </table:table-cell>
          <table:table-cell office:value-type="float" office:value="784.45" calcext:value-type="float">
            <text:p>784,45</text:p>
          </table:table-cell>
          <table:table-cell office:value-type="float" office:value="798.47" calcext:value-type="float">
            <text:p>798,47</text:p>
          </table:table-cell>
          <table:table-cell office:value-type="float" office:value="756.42" calcext:value-type="float">
            <text:p>756,42</text:p>
          </table:table-cell>
          <table:table-cell office:value-type="float" office:value="795.45" calcext:value-type="float">
            <text:p>795,45</text:p>
          </table:table-cell>
          <table:table-cell office:value-type="float" office:value="140211111" calcext:value-type="float">
            <text:p>140211111</text:p>
          </table:table-cell>
          <table:table-cell table:formula="of:=IF(ROW()-ROW([.$A$2])=0;0;IF(AND([.C7]-[.C6]&gt;[.D6]-[.D7];[.C7]-[.C6]&gt;0);[.C7]-[.C6];0))" office:value-type="float" office:value="9.88999999999999" calcext:value-type="float">
            <text:p>9,88999999999999</text:p>
          </table:table-cell>
          <table:table-cell table:formula="of:=IF(ROW()-ROW([.$A$2])=0;[.G7];(1-1/[.$B$4])*[.H6]+(1/[.$B$4])*[.G7])" office:value-type="float" office:value="0.011718009478673" calcext:value-type="float">
            <text:p>0,011718009478673</text:p>
          </table:table-cell>
          <table:table-cell table:formula="of:=IF(ROW()-ROW([.$A$2])=0;0;IF(AND([.D6]-[.D7]&gt;[.C7]-[.C6];[.D6]-[.D7]&gt;0);[.D6]-[.D7];0))" office:value-type="float" office:value="0" calcext:value-type="float">
            <text:p>0</text:p>
          </table:table-cell>
          <table:table-cell table:formula="of:=IF(ROW()-ROW([.$A$2])=0;[.I7];(1-1/[.$B$4])*[.J6]+(1/[.$B$4])*[.I7])" office:value-type="float" office:value="0.165914177292151" calcext:value-type="float">
            <text:p>0,165914177292151</text:p>
          </table:table-cell>
          <table:table-cell table:formula="of:=IF(ROW()-ROW([.$A$2])=0;[.C7]-[.D7];MAX(ABS([.C7]-[.E6]);ABS([.D7]-[.E6]);[.C7]-[.D7]))" office:value-type="float" office:value="42.0500000000001" calcext:value-type="float">
            <text:p>42,0500000000001</text:p>
          </table:table-cell>
          <table:table-cell table:formula="of:=IF(ROW()-ROW([.$A$2])=0;[.K7];(1-1/[.$B$4])*[.L6]+(1/[.$B$4])*[.K7])" office:value-type="float" office:value="104.797256979267" calcext:value-type="float">
            <text:p>104,797256979267</text:p>
          </table:table-cell>
          <table:table-cell table:formula="of:=100*[.H7]/[.L7]" office:value-type="float" office:value="0.0111815994200986" calcext:value-type="float">
            <text:p>0,011181599420099</text:p>
          </table:table-cell>
          <table:table-cell table:formula="of:=100*[.J7]/[.L7]" office:value-type="float" office:value="0.158319198492929" calcext:value-type="float">
            <text:p>0,158319198492929</text:p>
          </table:table-cell>
          <table:table-cell table:formula="of:=IF([.M7]+[.N7]=0;0;100*ABS([.M7]-[.N7])/([.M7]+[.N7]))" office:value-type="float" office:value="86.8064344737351" calcext:value-type="float">
            <text:p>86,8064344737351</text:p>
          </table:table-cell>
          <table:table-cell table:formula="of:=IF(ROW()-ROW([.$A$2])=0;[.O7];(1-1/[.$B$5])*[.P6]+(1/[.$B$5])*[.O7])" office:value-type="float" office:value="0.586544289417098" calcext:value-type="float">
            <text:p>0,586544289417098</text:p>
          </table:table-cell>
          <table:table-cell office:value-type="float" office:value="52.41" calcext:value-type="float">
            <text:p>52,41</text:p>
          </table:table-cell>
          <table:table-cell office:value-type="string" calcext:value-type="string">
            <text:p>29.812701456275903</text:p>
          </table:table-cell>
        </table:table-row>
        <table:table-row table:style-name="ro3">
          <table:table-cell office:value-type="date" office:date-value="1979-02-16" calcext:value-type="date">
            <text:p>16.02.1979</text:p>
          </table:table-cell>
          <table:table-cell office:value-type="float" office:value="795.45" calcext:value-type="float">
            <text:p>795,45</text:p>
          </table:table-cell>
          <table:table-cell office:value-type="float" office:value="840.42" calcext:value-type="float">
            <text:p>840,42</text:p>
          </table:table-cell>
          <table:table-cell office:value-type="float" office:value="777.93" calcext:value-type="float">
            <text:p>777,93</text:p>
          </table:table-cell>
          <table:table-cell office:value-type="float" office:value="828.75" calcext:value-type="float">
            <text:p>828,75</text:p>
          </table:table-cell>
          <table:table-cell office:value-type="float" office:value="133288889" calcext:value-type="float">
            <text:p>133288889</text:p>
          </table:table-cell>
          <table:table-cell table:formula="of:=IF(ROW()-ROW([.$A$2])=0;0;IF(AND([.C8]-[.C7]&gt;[.D7]-[.D8];[.C8]-[.C7]&gt;0);[.C8]-[.C7];0))" office:value-type="float" office:value="41.9499999999999" calcext:value-type="float">
            <text:p>41,9499999999999</text:p>
          </table:table-cell>
          <table:table-cell table:formula="of:=IF(ROW()-ROW([.$A$2])=0;[.G8];(1-1/[.$B$4])*[.H7]+(1/[.$B$4])*[.G8])" office:value-type="float" office:value="0.0614079170503806" calcext:value-type="float">
            <text:p>0,061407917050381</text:p>
          </table:table-cell>
          <table:table-cell table:formula="of:=IF(ROW()-ROW([.$A$2])=0;0;IF(AND([.D7]-[.D8]&gt;[.C8]-[.C7];[.D7]-[.D8]&gt;0);[.D7]-[.D8];0))" office:value-type="float" office:value="0" calcext:value-type="float">
            <text:p>0</text:p>
          </table:table-cell>
          <table:table-cell table:formula="of:=IF(ROW()-ROW([.$A$2])=0;[.I8];(1-1/[.$B$4])*[.J7]+(1/[.$B$4])*[.I8])" office:value-type="float" office:value="0.165717596513369" calcext:value-type="float">
            <text:p>0,165717596513369</text:p>
          </table:table-cell>
          <table:table-cell table:formula="of:=IF(ROW()-ROW([.$A$2])=0;[.C8]-[.D8];MAX(ABS([.C8]-[.E7]);ABS([.D8]-[.E7]);[.C8]-[.D8]))" office:value-type="float" office:value="62.49" calcext:value-type="float">
            <text:p>62,49</text:p>
          </table:table-cell>
          <table:table-cell table:formula="of:=IF(ROW()-ROW([.$A$2])=0;[.K8];(1-1/[.$B$4])*[.L7]+(1/[.$B$4])*[.K8])" office:value-type="float" office:value="104.747129897538" calcext:value-type="float">
            <text:p>104,747129897538</text:p>
          </table:table-cell>
          <table:table-cell table:formula="of:=100*[.H8]/[.L8]" office:value-type="float" office:value="0.0586249161293954" calcext:value-type="float">
            <text:p>0,058624916129395</text:p>
          </table:table-cell>
          <table:table-cell table:formula="of:=100*[.J8]/[.L8]" office:value-type="float" office:value="0.158207290906654" calcext:value-type="float">
            <text:p>0,158207290906654</text:p>
          </table:table-cell>
          <table:table-cell table:formula="of:=IF([.M8]+[.N8]=0;0;100*ABS([.M8]-[.N8])/([.M8]+[.N8]))" office:value-type="float" office:value="45.9260070902209" calcext:value-type="float">
            <text:p>45,9260070902209</text:p>
          </table:table-cell>
          <table:table-cell table:formula="of:=IF(ROW()-ROW([.$A$2])=0;[.O8];(1-1/[.$B$5])*[.P7]+(1/[.$B$5])*[.O8])" office:value-type="float" office:value="0.64130870879239" calcext:value-type="float">
            <text:p>0,64130870879239</text:p>
          </table:table-cell>
          <table:table-cell office:value-type="float" office:value="50.7" calcext:value-type="float">
            <text:p>50,70</text:p>
          </table:table-cell>
          <table:table-cell office:value-type="string" calcext:value-type="string">
            <text:p>30.141059257670694</text:p>
          </table:table-cell>
        </table:table-row>
        <table:table-row table:style-name="ro3">
          <table:table-cell office:value-type="date" office:date-value="1979-02-23" calcext:value-type="date">
            <text:p>23.02.1979</text:p>
          </table:table-cell>
          <table:table-cell office:value-type="float" office:value="830.09" calcext:value-type="float">
            <text:p>830,09</text:p>
          </table:table-cell>
          <table:table-cell office:value-type="float" office:value="830.37" calcext:value-type="float">
            <text:p>830,37</text:p>
          </table:table-cell>
          <table:table-cell office:value-type="float" office:value="792.67" calcext:value-type="float">
            <text:p>792,67</text:p>
          </table:table-cell>
          <table:table-cell office:value-type="float" office:value="823.81" calcext:value-type="float">
            <text:p>823,81</text:p>
          </table:table-cell>
          <table:table-cell office:value-type="float" office:value="107888889" calcext:value-type="float">
            <text:p>107888889</text:p>
          </table:table-cell>
          <table:table-cell table:formula="of:=IF(ROW()-ROW([.$A$2])=0;0;IF(AND([.C9]-[.C8]&gt;[.D8]-[.D9];[.C9]-[.C8]&gt;0);[.C9]-[.C8];0))" office:value-type="float" office:value="0" calcext:value-type="float">
            <text:p>0</text:p>
          </table:table-cell>
          <table:table-cell table:formula="of:=IF(ROW()-ROW([.$A$2])=0;[.G9];(1-1/[.$B$4])*[.H8]+(1/[.$B$4])*[.G9])" office:value-type="float" office:value="0.0613351588548233" calcext:value-type="float">
            <text:p>0,061335158854823</text:p>
          </table:table-cell>
          <table:table-cell table:formula="of:=IF(ROW()-ROW([.$A$2])=0;0;IF(AND([.D8]-[.D9]&gt;[.C9]-[.C8];[.D8]-[.D9]&gt;0);[.D8]-[.D9];0))" office:value-type="float" office:value="0" calcext:value-type="float">
            <text:p>0</text:p>
          </table:table-cell>
          <table:table-cell table:formula="of:=IF(ROW()-ROW([.$A$2])=0;[.I9];(1-1/[.$B$4])*[.J8]+(1/[.$B$4])*[.I9])" office:value-type="float" office:value="0.165521248650201" calcext:value-type="float">
            <text:p>0,165521248650201</text:p>
          </table:table-cell>
          <table:table-cell table:formula="of:=IF(ROW()-ROW([.$A$2])=0;[.C9]-[.D9];MAX(ABS([.C9]-[.E8]);ABS([.D9]-[.E8]);[.C9]-[.D9]))" office:value-type="float" office:value="37.7" calcext:value-type="float">
            <text:p>37,7</text:p>
          </table:table-cell>
          <table:table-cell table:formula="of:=IF(ROW()-ROW([.$A$2])=0;[.K9];(1-1/[.$B$4])*[.L8]+(1/[.$B$4])*[.K9])" office:value-type="float" office:value="104.667690170172" calcext:value-type="float">
            <text:p>104,667690170172</text:p>
          </table:table-cell>
          <table:table-cell table:formula="of:=100*[.H9]/[.L9]" office:value-type="float" office:value="0.0585998972128868" calcext:value-type="float">
            <text:p>0,058599897212887</text:p>
          </table:table-cell>
          <table:table-cell table:formula="of:=100*[.J9]/[.L9]" office:value-type="float" office:value="0.158139773965674" calcext:value-type="float">
            <text:p>0,158139773965674</text:p>
          </table:table-cell>
          <table:table-cell table:formula="of:=IF([.M9]+[.N9]=0;0;100*ABS([.M9]-[.N9])/([.M9]+[.N9]))" office:value-type="float" office:value="45.9260070902209" calcext:value-type="float">
            <text:p>45,9260070902209</text:p>
          </table:table-cell>
          <table:table-cell table:formula="of:=IF(ROW()-ROW([.$A$2])=0;[.O9];(1-1/[.$B$5])*[.P8]+(1/[.$B$5])*[.O9])" office:value-type="float" office:value="0.69600697957561" calcext:value-type="float">
            <text:p>0,69600697957561</text:p>
          </table:table-cell>
          <table:table-cell office:value-type="float" office:value="49.11" calcext:value-type="float">
            <text:p>49,11</text:p>
          </table:table-cell>
          <table:table-cell office:value-type="string" calcext:value-type="string">
            <text:p>30.44596293039443</text:p>
          </table:table-cell>
        </table:table-row>
        <table:table-row table:style-name="ro3">
          <table:table-cell office:value-type="date" office:date-value="1979-03-02" calcext:value-type="date">
            <text:p>2.03.1979</text:p>
          </table:table-cell>
          <table:table-cell office:value-type="float" office:value="824.16" calcext:value-type="float">
            <text:p>824,16</text:p>
          </table:table-cell>
          <table:table-cell office:value-type="float" office:value="851.08" calcext:value-type="float">
            <text:p>851,08</text:p>
          </table:table-cell>
          <table:table-cell office:value-type="float" office:value="815.04" calcext:value-type="float">
            <text:p>815,04</text:p>
          </table:table-cell>
          <table:table-cell office:value-type="float" office:value="847.56" calcext:value-type="float">
            <text:p>847,56</text:p>
          </table:table-cell>
          <table:table-cell office:value-type="float" office:value="140155556" calcext:value-type="float">
            <text:p>140155556</text:p>
          </table:table-cell>
          <table:table-cell table:formula="of:=IF(ROW()-ROW([.$A$2])=0;0;IF(AND([.C10]-[.C9]&gt;[.D9]-[.D10];[.C10]-[.C9]&gt;0);[.C10]-[.C9];0))" office:value-type="float" office:value="20.71" calcext:value-type="float">
            <text:p>20,71</text:p>
          </table:table-cell>
          <table:table-cell table:formula="of:=IF(ROW()-ROW([.$A$2])=0;[.G10];(1-1/[.$B$4])*[.H9]+(1/[.$B$4])*[.G10])" office:value-type="float" office:value="0.085800401557602" calcext:value-type="float">
            <text:p>0,085800401557602</text:p>
          </table:table-cell>
          <table:table-cell table:formula="of:=IF(ROW()-ROW([.$A$2])=0;0;IF(AND([.D9]-[.D10]&gt;[.C10]-[.C9];[.D9]-[.D10]&gt;0);[.D9]-[.D10];0))" office:value-type="float" office:value="0" calcext:value-type="float">
            <text:p>0</text:p>
          </table:table-cell>
          <table:table-cell table:formula="of:=IF(ROW()-ROW([.$A$2])=0;[.I10];(1-1/[.$B$4])*[.J9]+(1/[.$B$4])*[.I10])" office:value-type="float" office:value="0.165325133426682" calcext:value-type="float">
            <text:p>0,165325133426682</text:p>
          </table:table-cell>
          <table:table-cell table:formula="of:=IF(ROW()-ROW([.$A$2])=0;[.C10]-[.D10];MAX(ABS([.C10]-[.E9]);ABS([.D10]-[.E9]);[.C10]-[.D10]))" office:value-type="float" office:value="36.0400000000001" calcext:value-type="float">
            <text:p>36,0400000000001</text:p>
          </table:table-cell>
          <table:table-cell table:formula="of:=IF(ROW()-ROW([.$A$2])=0;[.K10];(1-1/[.$B$4])*[.L9]+(1/[.$B$4])*[.K10])" office:value-type="float" office:value="104.58637774106" calcext:value-type="float">
            <text:p>104,58637774106</text:p>
          </table:table-cell>
          <table:table-cell table:formula="of:=100*[.H10]/[.L10]" office:value-type="float" office:value="0.0820378364857714" calcext:value-type="float">
            <text:p>0,082037836485772</text:p>
          </table:table-cell>
          <table:table-cell table:formula="of:=100*[.J10]/[.L10]" office:value-type="float" office:value="0.158075207304724" calcext:value-type="float">
            <text:p>0,158075207304724</text:p>
          </table:table-cell>
          <table:table-cell table:formula="of:=IF([.M10]+[.N10]=0;0;100*ABS([.M10]-[.N10])/([.M10]+[.N10]))" office:value-type="float" office:value="31.6673220324078" calcext:value-type="float">
            <text:p>31,6673220324078</text:p>
          </table:table-cell>
          <table:table-cell table:formula="of:=IF(ROW()-ROW([.$A$2])=0;[.O10];(1-1/[.$B$5])*[.P9]+(1/[.$B$5])*[.O10])" office:value-type="float" office:value="0.733416467500278" calcext:value-type="float">
            <text:p>0,733416467500278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29.447548108656974</text:p>
          </table:table-cell>
        </table:table-row>
        <table:table-row table:style-name="ro3">
          <table:table-cell office:value-type="date" office:date-value="1979-03-09" calcext:value-type="date">
            <text:p>9.03.1979</text:p>
          </table:table-cell>
          <table:table-cell office:value-type="float" office:value="849.85" calcext:value-type="float">
            <text:p>849,85</text:p>
          </table:table-cell>
          <table:table-cell office:value-type="float" office:value="862.18" calcext:value-type="float">
            <text:p>862,18</text:p>
          </table:table-cell>
          <table:table-cell office:value-type="float" office:value="838.36" calcext:value-type="float">
            <text:p>838,36</text:p>
          </table:table-cell>
          <table:table-cell office:value-type="float" office:value="847.24" calcext:value-type="float">
            <text:p>847,24</text:p>
          </table:table-cell>
          <table:table-cell office:value-type="float" office:value="160577777" calcext:value-type="float">
            <text:p>160577777</text:p>
          </table:table-cell>
          <table:table-cell table:formula="of:=IF(ROW()-ROW([.$A$2])=0;0;IF(AND([.C11]-[.C10]&gt;[.D10]-[.D11];[.C11]-[.C10]&gt;0);[.C11]-[.C10];0))" office:value-type="float" office:value="11.0999999999999" calcext:value-type="float">
            <text:p>11,0999999999999</text:p>
          </table:table-cell>
          <table:table-cell table:formula="of:=IF(ROW()-ROW([.$A$2])=0;[.G11];(1-1/[.$B$4])*[.H10]+(1/[.$B$4])*[.G11])" office:value-type="float" office:value="0.0988504010818227" calcext:value-type="float">
            <text:p>0,098850401081823</text:p>
          </table:table-cell>
          <table:table-cell table:formula="of:=IF(ROW()-ROW([.$A$2])=0;0;IF(AND([.D10]-[.D11]&gt;[.C11]-[.C10];[.D10]-[.D11]&gt;0);[.D10]-[.D11];0))" office:value-type="float" office:value="0" calcext:value-type="float">
            <text:p>0</text:p>
          </table:table-cell>
          <table:table-cell table:formula="of:=IF(ROW()-ROW([.$A$2])=0;[.I11];(1-1/[.$B$4])*[.J10]+(1/[.$B$4])*[.I11])" office:value-type="float" office:value="0.165129250567172" calcext:value-type="float">
            <text:p>0,165129250567172</text:p>
          </table:table-cell>
          <table:table-cell table:formula="of:=IF(ROW()-ROW([.$A$2])=0;[.C11]-[.D11];MAX(ABS([.C11]-[.E10]);ABS([.D11]-[.E10]);[.C11]-[.D11]))" office:value-type="float" office:value="23.8199999999999" calcext:value-type="float">
            <text:p>23,8199999999999</text:p>
          </table:table-cell>
          <table:table-cell table:formula="of:=IF(ROW()-ROW([.$A$2])=0;[.K11];(1-1/[.$B$4])*[.L10]+(1/[.$B$4])*[.K11])" office:value-type="float" office:value="104.490682980703" calcext:value-type="float">
            <text:p>104,490682980703</text:p>
          </table:table-cell>
          <table:table-cell table:formula="of:=100*[.H11]/[.L11]" office:value-type="float" office:value="0.0946021197890705" calcext:value-type="float">
            <text:p>0,094602119789071</text:p>
          </table:table-cell>
          <table:table-cell table:formula="of:=100*[.J11]/[.L11]" office:value-type="float" office:value="0.158032511470584" calcext:value-type="float">
            <text:p>0,158032511470584</text:p>
          </table:table-cell>
          <table:table-cell table:formula="of:=IF([.M11]+[.N11]=0;0;100*ABS([.M11]-[.N11])/([.M11]+[.N11]))" office:value-type="float" office:value="25.1075600226482" calcext:value-type="float">
            <text:p>25,1075600226482</text:p>
          </table:table-cell>
          <table:table-cell table:formula="of:=IF(ROW()-ROW([.$A$2])=0;[.O11];(1-1/[.$B$5])*[.P10]+(1/[.$B$5])*[.O11])" office:value-type="float" office:value="0.762857394611219" calcext:value-type="float">
            <text:p>0,762857394611219</text:p>
          </table:table-cell>
          <table:table-cell office:value-type="float" office:value="47.16" calcext:value-type="float">
            <text:p>47,16</text:p>
          </table:table-cell>
          <table:table-cell office:value-type="string" calcext:value-type="string">
            <text:p>27.925332915571992</text:p>
          </table:table-cell>
        </table:table-row>
        <table:table-row table:style-name="ro3">
          <table:table-cell office:value-type="date" office:date-value="1979-03-16" calcext:value-type="date">
            <text:p>16.03.1979</text:p>
          </table:table-cell>
          <table:table-cell office:value-type="float" office:value="848.78" calcext:value-type="float">
            <text:p>848,78</text:p>
          </table:table-cell>
          <table:table-cell office:value-type="float" office:value="854" calcext:value-type="float">
            <text:p>854,00</text:p>
          </table:table-cell>
          <table:table-cell office:value-type="float" office:value="801.03" calcext:value-type="float">
            <text:p>801,03</text:p>
          </table:table-cell>
          <table:table-cell office:value-type="float" office:value="824.63" calcext:value-type="float">
            <text:p>824,63</text:p>
          </table:table-cell>
          <table:table-cell office:value-type="float" office:value="158533333" calcext:value-type="float">
            <text:p>158533333</text:p>
          </table:table-cell>
          <table:table-cell table:formula="of:=IF(ROW()-ROW([.$A$2])=0;0;IF(AND([.C12]-[.C11]&gt;[.D11]-[.D12];[.C12]-[.C11]&gt;0);[.C12]-[.C11];0))" office:value-type="float" office:value="0" calcext:value-type="float">
            <text:p>0</text:p>
          </table:table-cell>
          <table:table-cell table:formula="of:=IF(ROW()-ROW([.$A$2])=0;[.G12];(1-1/[.$B$4])*[.H11]+(1/[.$B$4])*[.G12])" office:value-type="float" office:value="0.0987332797535267" calcext:value-type="float">
            <text:p>0,098733279753527</text:p>
          </table:table-cell>
          <table:table-cell table:formula="of:=IF(ROW()-ROW([.$A$2])=0;0;IF(AND([.D11]-[.D12]&gt;[.C12]-[.C11];[.D11]-[.D12]&gt;0);[.D11]-[.D12];0))" office:value-type="float" office:value="37.33" calcext:value-type="float">
            <text:p>37,33</text:p>
          </table:table-cell>
          <table:table-cell table:formula="of:=IF(ROW()-ROW([.$A$2])=0;[.I12];(1-1/[.$B$4])*[.J11]+(1/[.$B$4])*[.I12])" office:value-type="float" office:value="0.209163457616263" calcext:value-type="float">
            <text:p>0,209163457616263</text:p>
          </table:table-cell>
          <table:table-cell table:formula="of:=IF(ROW()-ROW([.$A$2])=0;[.C12]-[.D12];MAX(ABS([.C12]-[.E11]);ABS([.D12]-[.E11]);[.C12]-[.D12]))" office:value-type="float" office:value="52.97" calcext:value-type="float">
            <text:p>52,97</text:p>
          </table:table-cell>
          <table:table-cell table:formula="of:=IF(ROW()-ROW([.$A$2])=0;[.K12];(1-1/[.$B$4])*[.L11]+(1/[.$B$4])*[.K12])" office:value-type="float" office:value="104.429639517456" calcext:value-type="float">
            <text:p>104,429639517456</text:p>
          </table:table-cell>
          <table:table-cell table:formula="of:=100*[.H12]/[.L12]" office:value-type="float" office:value="0.0945452653190696" calcext:value-type="float">
            <text:p>0,09454526531907</text:p>
          </table:table-cell>
          <table:table-cell table:formula="of:=100*[.J12]/[.L12]" office:value-type="float" office:value="0.200291276100115" calcext:value-type="float">
            <text:p>0,200291276100115</text:p>
          </table:table-cell>
          <table:table-cell table:formula="of:=IF([.M12]+[.N12]=0;0;100*ABS([.M12]-[.N12])/([.M12]+[.N12]))" office:value-type="float" office:value="35.8659785764821" calcext:value-type="float">
            <text:p>35,8659785764821</text:p>
          </table:table-cell>
          <table:table-cell table:formula="of:=IF(ROW()-ROW([.$A$2])=0;[.O12];(1-1/[.$B$5])*[.P11]+(1/[.$B$5])*[.O12])" office:value-type="float" office:value="0.805257589298827" calcext:value-type="float">
            <text:p>0,805257589298827</text:p>
          </table:table-cell>
          <table:table-cell office:value-type="float" office:value="45.15" calcext:value-type="float">
            <text:p>45,15</text:p>
          </table:table-cell>
          <table:table-cell office:value-type="string" calcext:value-type="string">
            <text:p>32.1111957436363</text:p>
          </table:table-cell>
        </table:table-row>
        <table:table-row table:style-name="ro3">
          <table:table-cell office:value-type="date" office:date-value="1979-03-23" calcext:value-type="date">
            <text:p>23.03.1979</text:p>
          </table:table-cell>
          <table:table-cell office:value-type="float" office:value="828.48" calcext:value-type="float">
            <text:p>828,48</text:p>
          </table:table-cell>
          <table:table-cell office:value-type="float" office:value="838.46" calcext:value-type="float">
            <text:p>838,46</text:p>
          </table:table-cell>
          <table:table-cell office:value-type="float" office:value="803.19" calcext:value-type="float">
            <text:p>803,19</text:p>
          </table:table-cell>
          <table:table-cell office:value-type="float" office:value="814.16" calcext:value-type="float">
            <text:p>814,16</text:p>
          </table:table-cell>
          <table:table-cell office:value-type="float" office:value="178744445" calcext:value-type="float">
            <text:p>178744445</text:p>
          </table:table-cell>
          <table:table-cell table:formula="of:=IF(ROW()-ROW([.$A$2])=0;0;IF(AND([.C13]-[.C12]&gt;[.D12]-[.D13];[.C13]-[.C12]&gt;0);[.C13]-[.C12];0))" office:value-type="float" office:value="0" calcext:value-type="float">
            <text:p>0</text:p>
          </table:table-cell>
          <table:table-cell table:formula="of:=IF(ROW()-ROW([.$A$2])=0;[.G13];(1-1/[.$B$4])*[.H12]+(1/[.$B$4])*[.G13])" office:value-type="float" office:value="0.0986162971945771" calcext:value-type="float">
            <text:p>0,098616297194577</text:p>
          </table:table-cell>
          <table:table-cell table:formula="of:=IF(ROW()-ROW([.$A$2])=0;0;IF(AND([.D12]-[.D13]&gt;[.C13]-[.C12];[.D12]-[.D13]&gt;0);[.D12]-[.D13];0))" office:value-type="float" office:value="0" calcext:value-type="float">
            <text:p>0</text:p>
          </table:table-cell>
          <table:table-cell table:formula="of:=IF(ROW()-ROW([.$A$2])=0;[.I13];(1-1/[.$B$4])*[.J12]+(1/[.$B$4])*[.I13])" office:value-type="float" office:value="0.208915633614348" calcext:value-type="float">
            <text:p>0,208915633614348</text:p>
          </table:table-cell>
          <table:table-cell table:formula="of:=IF(ROW()-ROW([.$A$2])=0;[.C13]-[.D13];MAX(ABS([.C13]-[.E12]);ABS([.D13]-[.E12]);[.C13]-[.D13]))" office:value-type="float" office:value="35.27" calcext:value-type="float">
            <text:p>35,27</text:p>
          </table:table-cell>
          <table:table-cell table:formula="of:=IF(ROW()-ROW([.$A$2])=0;[.K13];(1-1/[.$B$4])*[.L12]+(1/[.$B$4])*[.K13])" office:value-type="float" office:value="104.347696816606" calcext:value-type="float">
            <text:p>104,347696816606</text:p>
          </table:table-cell>
          <table:table-cell table:formula="of:=100*[.H13]/[.L13]" office:value-type="float" office:value="0.0945074018911007" calcext:value-type="float">
            <text:p>0,094507401891101</text:p>
          </table:table-cell>
          <table:table-cell table:formula="of:=100*[.J13]/[.L13]" office:value-type="float" office:value="0.20021106357673" calcext:value-type="float">
            <text:p>0,20021106357673</text:p>
          </table:table-cell>
          <table:table-cell table:formula="of:=IF([.M13]+[.N13]=0;0;100*ABS([.M13]-[.N13])/([.M13]+[.N13]))" office:value-type="float" office:value="35.8659785764821" calcext:value-type="float">
            <text:p>35,8659785764821</text:p>
          </table:table-cell>
          <table:table-cell table:formula="of:=IF(ROW()-ROW([.$A$2])=0;[.O13];(1-1/[.$B$5])*[.P12]+(1/[.$B$5])*[.O13])" office:value-type="float" office:value="0.847606569836553" calcext:value-type="float">
            <text:p>0,847606569836553</text:p>
          </table:table-cell>
          <table:table-cell office:value-type="float" office:value="43.29" calcext:value-type="float">
            <text:p>43,29</text:p>
          </table:table-cell>
          <table:table-cell office:value-type="string" calcext:value-type="string">
            <text:p>35.99806836969602</text:p>
          </table:table-cell>
        </table:table-row>
        <table:table-row table:style-name="ro3">
          <table:table-cell office:value-type="date" office:date-value="1979-03-30" calcext:value-type="date">
            <text:p>30.03.1979</text:p>
          </table:table-cell>
          <table:table-cell office:value-type="float" office:value="814.5" calcext:value-type="float">
            <text:p>814,50</text:p>
          </table:table-cell>
          <table:table-cell office:value-type="float" office:value="837.34" calcext:value-type="float">
            <text:p>837,34</text:p>
          </table:table-cell>
          <table:table-cell office:value-type="float" office:value="814.43" calcext:value-type="float">
            <text:p>814,43</text:p>
          </table:table-cell>
          <table:table-cell office:value-type="float" office:value="828.98" calcext:value-type="float">
            <text:p>828,98</text:p>
          </table:table-cell>
          <table:table-cell office:value-type="float" office:value="171966667" calcext:value-type="float">
            <text:p>171966667</text:p>
          </table:table-cell>
          <table:table-cell table:formula="of:=IF(ROW()-ROW([.$A$2])=0;0;IF(AND([.C14]-[.C13]&gt;[.D13]-[.D14];[.C14]-[.C13]&gt;0);[.C14]-[.C13];0))" office:value-type="float" office:value="0" calcext:value-type="float">
            <text:p>0</text:p>
          </table:table-cell>
          <table:table-cell table:formula="of:=IF(ROW()-ROW([.$A$2])=0;[.G14];(1-1/[.$B$4])*[.H13]+(1/[.$B$4])*[.G14])" office:value-type="float" office:value="0.098499453240555" calcext:value-type="float">
            <text:p>0,098499453240555</text:p>
          </table:table-cell>
          <table:table-cell table:formula="of:=IF(ROW()-ROW([.$A$2])=0;0;IF(AND([.D13]-[.D14]&gt;[.C14]-[.C13];[.D13]-[.D14]&gt;0);[.D13]-[.D14];0))" office:value-type="float" office:value="0" calcext:value-type="float">
            <text:p>0</text:p>
          </table:table-cell>
          <table:table-cell table:formula="of:=IF(ROW()-ROW([.$A$2])=0;[.I14];(1-1/[.$B$4])*[.J13]+(1/[.$B$4])*[.I14])" office:value-type="float" office:value="0.208668103242767" calcext:value-type="float">
            <text:p>0,208668103242767</text:p>
          </table:table-cell>
          <table:table-cell table:formula="of:=IF(ROW()-ROW([.$A$2])=0;[.C14]-[.D14];MAX(ABS([.C14]-[.E13]);ABS([.D14]-[.E13]);[.C14]-[.D14]))" office:value-type="float" office:value="23.1800000000001" calcext:value-type="float">
            <text:p>23,1800000000001</text:p>
          </table:table-cell>
          <table:table-cell table:formula="of:=IF(ROW()-ROW([.$A$2])=0;[.K14];(1-1/[.$B$4])*[.L13]+(1/[.$B$4])*[.K14])" office:value-type="float" office:value="104.251526559714" calcext:value-type="float">
            <text:p>104,251526559714</text:p>
          </table:table-cell>
          <table:table-cell table:formula="of:=100*[.H14]/[.L14]" office:value-type="float" office:value="0.0944825044687817" calcext:value-type="float">
            <text:p>0,094482504468782</text:p>
          </table:table-cell>
          <table:table-cell table:formula="of:=100*[.J14]/[.L14]" office:value-type="float" office:value="0.200158319142928" calcext:value-type="float">
            <text:p>0,200158319142928</text:p>
          </table:table-cell>
          <table:table-cell table:formula="of:=IF([.M14]+[.N14]=0;0;100*ABS([.M14]-[.N14])/([.M14]+[.N14]))" office:value-type="float" office:value="35.8659785764821" calcext:value-type="float">
            <text:p>35,8659785764821</text:p>
          </table:table-cell>
          <table:table-cell table:formula="of:=IF(ROW()-ROW([.$A$2])=0;[.O14];(1-1/[.$B$5])*[.P13]+(1/[.$B$5])*[.O14])" office:value-type="float" office:value="0.889904398084706" calcext:value-type="float">
            <text:p>0,889904398084706</text:p>
          </table:table-cell>
          <table:table-cell office:value-type="float" office:value="41.56" calcext:value-type="float">
            <text:p>41,56</text:p>
          </table:table-cell>
          <table:table-cell office:value-type="string" calcext:value-type="string">
            <text:p>39.607307236751474</text:p>
          </table:table-cell>
        </table:table-row>
        <table:table-row table:style-name="ro3">
          <table:table-cell office:value-type="date" office:date-value="1979-04-06" calcext:value-type="date">
            <text:p>6.04.1979</text:p>
          </table:table-cell>
          <table:table-cell office:value-type="float" office:value="829.55" calcext:value-type="float">
            <text:p>829,55</text:p>
          </table:table-cell>
          <table:table-cell office:value-type="float" office:value="855.61" calcext:value-type="float">
            <text:p>855,61</text:p>
          </table:table-cell>
          <table:table-cell office:value-type="float" office:value="828.1" calcext:value-type="float">
            <text:p>828,10</text:p>
          </table:table-cell>
          <table:table-cell office:value-type="float" office:value="852.11" calcext:value-type="float">
            <text:p>852,11</text:p>
          </table:table-cell>
          <table:table-cell office:value-type="float" office:value="192988890" calcext:value-type="float">
            <text:p>192988890</text:p>
          </table:table-cell>
          <table:table-cell table:formula="of:=IF(ROW()-ROW([.$A$2])=0;0;IF(AND([.C15]-[.C14]&gt;[.D14]-[.D15];[.C15]-[.C14]&gt;0);[.C15]-[.C14];0))" office:value-type="float" office:value="18.27" calcext:value-type="float">
            <text:p>18,27</text:p>
          </table:table-cell>
          <table:table-cell table:formula="of:=IF(ROW()-ROW([.$A$2])=0;[.G15];(1-1/[.$B$4])*[.H14]+(1/[.$B$4])*[.G15])" office:value-type="float" office:value="0.120029667158516" calcext:value-type="float">
            <text:p>0,120029667158516</text:p>
          </table:table-cell>
          <table:table-cell table:formula="of:=IF(ROW()-ROW([.$A$2])=0;0;IF(AND([.D14]-[.D15]&gt;[.C15]-[.C14];[.D14]-[.D15]&gt;0);[.D14]-[.D15];0))" office:value-type="float" office:value="0" calcext:value-type="float">
            <text:p>0</text:p>
          </table:table-cell>
          <table:table-cell table:formula="of:=IF(ROW()-ROW([.$A$2])=0;[.I15];(1-1/[.$B$4])*[.J14]+(1/[.$B$4])*[.I15])" office:value-type="float" office:value="0.208420866153617" calcext:value-type="float">
            <text:p>0,208420866153617</text:p>
          </table:table-cell>
          <table:table-cell table:formula="of:=IF(ROW()-ROW([.$A$2])=0;[.C15]-[.D15];MAX(ABS([.C15]-[.E14]);ABS([.D15]-[.E14]);[.C15]-[.D15]))" office:value-type="float" office:value="27.51" calcext:value-type="float">
            <text:p>27,51</text:p>
          </table:table-cell>
          <table:table-cell table:formula="of:=IF(ROW()-ROW([.$A$2])=0;[.K15];(1-1/[.$B$4])*[.L14]+(1/[.$B$4])*[.K15])" office:value-type="float" office:value="104.160600580378" calcext:value-type="float">
            <text:p>104,160600580378</text:p>
          </table:table-cell>
          <table:table-cell table:formula="of:=100*[.H15]/[.L15]" office:value-type="float" office:value="0.115235191127659" calcext:value-type="float">
            <text:p>0,115235191127659</text:p>
          </table:table-cell>
          <table:table-cell table:formula="of:=100*[.J15]/[.L15]" office:value-type="float" office:value="0.200095683965247" calcext:value-type="float">
            <text:p>0,200095683965247</text:p>
          </table:table-cell>
          <table:table-cell table:formula="of:=IF([.M15]+[.N15]=0;0;100*ABS([.M15]-[.N15])/([.M15]+[.N15]))" office:value-type="float" office:value="26.9115711592102" calcext:value-type="float">
            <text:p>26,9115711592102</text:p>
          </table:table-cell>
          <table:table-cell table:formula="of:=IF(ROW()-ROW([.$A$2])=0;[.O15];(1-1/[.$B$5])*[.P14]+(1/[.$B$5])*[.O15])" office:value-type="float" office:value="0.921335327860192" calcext:value-type="float">
            <text:p>0,921335327860192</text:p>
          </table:table-cell>
          <table:table-cell office:value-type="float" office:value="40.37" calcext:value-type="float">
            <text:p>40,37</text:p>
          </table:table-cell>
          <table:table-cell office:value-type="string" calcext:value-type="string">
            <text:p>42.65631143988558</text:p>
          </table:table-cell>
        </table:table-row>
        <table:table-row table:style-name="ro3">
          <table:table-cell office:value-type="date" office:date-value="1979-04-13" calcext:value-type="date">
            <text:p>13.04.1979</text:p>
          </table:table-cell>
          <table:table-cell office:value-type="float" office:value="851.13" calcext:value-type="float">
            <text:p>851,13</text:p>
          </table:table-cell>
          <table:table-cell office:value-type="float" office:value="857.61" calcext:value-type="float">
            <text:p>857,61</text:p>
          </table:table-cell>
          <table:table-cell office:value-type="float" office:value="831.43" calcext:value-type="float">
            <text:p>831,43</text:p>
          </table:table-cell>
          <table:table-cell office:value-type="float" office:value="834.68" calcext:value-type="float">
            <text:p>834,68</text:p>
          </table:table-cell>
          <table:table-cell office:value-type="float" office:value="132011112" calcext:value-type="float">
            <text:p>132011112</text:p>
          </table:table-cell>
          <table:table-cell table:formula="of:=IF(ROW()-ROW([.$A$2])=0;0;IF(AND([.C16]-[.C15]&gt;[.D15]-[.D16];[.C16]-[.C15]&gt;0);[.C16]-[.C15];0))" office:value-type="float" office:value="2" calcext:value-type="float">
            <text:p>2</text:p>
          </table:table-cell>
          <table:table-cell table:formula="of:=IF(ROW()-ROW([.$A$2])=0;[.G16];(1-1/[.$B$4])*[.H15]+(1/[.$B$4])*[.G16])" office:value-type="float" office:value="0.122257120159513" calcext:value-type="float">
            <text:p>0,122257120159513</text:p>
          </table:table-cell>
          <table:table-cell table:formula="of:=IF(ROW()-ROW([.$A$2])=0;0;IF(AND([.D15]-[.D16]&gt;[.C16]-[.C15];[.D15]-[.D16]&gt;0);[.D15]-[.D16];0))" office:value-type="float" office:value="0" calcext:value-type="float">
            <text:p>0</text:p>
          </table:table-cell>
          <table:table-cell table:formula="of:=IF(ROW()-ROW([.$A$2])=0;[.I16];(1-1/[.$B$4])*[.J15]+(1/[.$B$4])*[.I16])" office:value-type="float" office:value="0.208173921999406" calcext:value-type="float">
            <text:p>0,208173921999406</text:p>
          </table:table-cell>
          <table:table-cell table:formula="of:=IF(ROW()-ROW([.$A$2])=0;[.C16]-[.D16];MAX(ABS([.C16]-[.E15]);ABS([.D16]-[.E15]);[.C16]-[.D16]))" office:value-type="float" office:value="26.1800000000001" calcext:value-type="float">
            <text:p>26,1800000000001</text:p>
          </table:table-cell>
          <table:table-cell table:formula="of:=IF(ROW()-ROW([.$A$2])=0;[.K16];(1-1/[.$B$4])*[.L15]+(1/[.$B$4])*[.K16])" office:value-type="float" office:value="104.068206503861" calcext:value-type="float">
            <text:p>104,068206503861</text:p>
          </table:table-cell>
          <table:table-cell table:formula="of:=100*[.H16]/[.L16]" office:value-type="float" office:value="0.117477877506208" calcext:value-type="float">
            <text:p>0,117477877506208</text:p>
          </table:table-cell>
          <table:table-cell table:formula="of:=100*[.J16]/[.L16]" office:value-type="float" office:value="0.20003604270021" calcext:value-type="float">
            <text:p>0,20003604270021</text:p>
          </table:table-cell>
          <table:table-cell table:formula="of:=IF([.M16]+[.N16]=0;0;100*ABS([.M16]-[.N16])/([.M16]+[.N16]))" office:value-type="float" office:value="26.0014317294594" calcext:value-type="float">
            <text:p>26,0014317294594</text:p>
          </table:table-cell>
          <table:table-cell table:formula="of:=IF(ROW()-ROW([.$A$2])=0;[.O16];(1-1/[.$B$5])*[.P15]+(1/[.$B$5])*[.O16])" office:value-type="float" office:value="0.951628958010693" calcext:value-type="float">
            <text:p>0,951628958010693</text:p>
          </table:table-cell>
          <table:table-cell office:value-type="float" office:value="39.31" calcext:value-type="float">
            <text:p>39,31</text:p>
          </table:table-cell>
          <table:table-cell office:value-type="string" calcext:value-type="string">
            <text:p>45.45277831033715</text:p>
          </table:table-cell>
        </table:table-row>
        <table:table-row table:style-name="ro3">
          <table:table-cell office:value-type="date" office:date-value="1979-04-20" calcext:value-type="date">
            <text:p>20.04.1979</text:p>
          </table:table-cell>
          <table:table-cell office:value-type="float" office:value="834.53" calcext:value-type="float">
            <text:p>834,53</text:p>
          </table:table-cell>
          <table:table-cell office:value-type="float" office:value="846.45" calcext:value-type="float">
            <text:p>846,45</text:p>
          </table:table-cell>
          <table:table-cell office:value-type="float" office:value="810.67" calcext:value-type="float">
            <text:p>810,67</text:p>
          </table:table-cell>
          <table:table-cell office:value-type="float" office:value="823.77" calcext:value-type="float">
            <text:p>823,77</text:p>
          </table:table-cell>
          <table:table-cell office:value-type="float" office:value="163111111" calcext:value-type="float">
            <text:p>163111111</text:p>
          </table:table-cell>
          <table:table-cell table:formula="of:=IF(ROW()-ROW([.$A$2])=0;0;IF(AND([.C17]-[.C16]&gt;[.D16]-[.D17];[.C17]-[.C16]&gt;0);[.C17]-[.C16];0))" office:value-type="float" office:value="0" calcext:value-type="float">
            <text:p>0</text:p>
          </table:table-cell>
          <table:table-cell table:formula="of:=IF(ROW()-ROW([.$A$2])=0;[.G17];(1-1/[.$B$4])*[.H16]+(1/[.$B$4])*[.G17])" office:value-type="float" office:value="0.122112265751741" calcext:value-type="float">
            <text:p>0,122112265751741</text:p>
          </table:table-cell>
          <table:table-cell table:formula="of:=IF(ROW()-ROW([.$A$2])=0;0;IF(AND([.D16]-[.D17]&gt;[.C17]-[.C16];[.D16]-[.D17]&gt;0);[.D16]-[.D17];0))" office:value-type="float" office:value="20.76" calcext:value-type="float">
            <text:p>20,76</text:p>
          </table:table-cell>
          <table:table-cell table:formula="of:=IF(ROW()-ROW([.$A$2])=0;[.I17];(1-1/[.$B$4])*[.J16]+(1/[.$B$4])*[.I17])" office:value-type="float" office:value="0.23252442683116" calcext:value-type="float">
            <text:p>0,23252442683116</text:p>
          </table:table-cell>
          <table:table-cell table:formula="of:=IF(ROW()-ROW([.$A$2])=0;[.C17]-[.D17];MAX(ABS([.C17]-[.E16]);ABS([.D17]-[.E16]);[.C17]-[.D17]))" office:value-type="float" office:value="35.7800000000001" calcext:value-type="float">
            <text:p>35,7800000000001</text:p>
          </table:table-cell>
          <table:table-cell table:formula="of:=IF(ROW()-ROW([.$A$2])=0;[.K17];(1-1/[.$B$4])*[.L16]+(1/[.$B$4])*[.K17])" office:value-type="float" office:value="103.987296306582" calcext:value-type="float">
            <text:p>103,987296306582</text:p>
          </table:table-cell>
          <table:table-cell table:formula="of:=100*[.H17]/[.L17]" office:value-type="float" office:value="0.117429984323973" calcext:value-type="float">
            <text:p>0,117429984323973</text:p>
          </table:table-cell>
          <table:table-cell table:formula="of:=100*[.J17]/[.L17]" office:value-type="float" office:value="0.2236084936237" calcext:value-type="float">
            <text:p>0,2236084936237</text:p>
          </table:table-cell>
          <table:table-cell table:formula="of:=IF([.M17]+[.N17]=0;0;100*ABS([.M17]-[.N17])/([.M17]+[.N17]))" office:value-type="float" office:value="31.1338796544885" calcext:value-type="float">
            <text:p>31,1338796544885</text:p>
          </table:table-cell>
          <table:table-cell table:formula="of:=IF(ROW()-ROW([.$A$2])=0;[.O17];(1-1/[.$B$5])*[.P16]+(1/[.$B$5])*[.O17])" office:value-type="float" office:value="0.988085354551915" calcext:value-type="float">
            <text:p>0,988085354551915</text:p>
          </table:table-cell>
          <table:table-cell office:value-type="float" office:value="37.56" calcext:value-type="float">
            <text:p>37,56</text:p>
          </table:table-cell>
          <table:table-cell office:value-type="string" calcext:value-type="string">
            <text:p>48.087143926607176</text:p>
          </table:table-cell>
        </table:table-row>
        <table:table-row table:style-name="ro3">
          <table:table-cell office:value-type="date" office:date-value="1979-04-27" calcext:value-type="date">
            <text:p>27.04.1979</text:p>
          </table:table-cell>
          <table:table-cell office:value-type="float" office:value="823.17" calcext:value-type="float">
            <text:p>823,17</text:p>
          </table:table-cell>
          <table:table-cell office:value-type="float" office:value="835.85" calcext:value-type="float">
            <text:p>835,85</text:p>
          </table:table-cell>
          <table:table-cell office:value-type="float" office:value="820.54" calcext:value-type="float">
            <text:p>820,54</text:p>
          </table:table-cell>
          <table:table-cell office:value-type="float" office:value="827.51" calcext:value-type="float">
            <text:p>827,51</text:p>
          </table:table-cell>
          <table:table-cell office:value-type="float" office:value="172122223" calcext:value-type="float">
            <text:p>172122223</text:p>
          </table:table-cell>
          <table:table-cell table:formula="of:=IF(ROW()-ROW([.$A$2])=0;0;IF(AND([.C18]-[.C17]&gt;[.D17]-[.D18];[.C18]-[.C17]&gt;0);[.C18]-[.C17];0))" office:value-type="float" office:value="0" calcext:value-type="float">
            <text:p>0</text:p>
          </table:table-cell>
          <table:table-cell table:formula="of:=IF(ROW()-ROW([.$A$2])=0;[.G18];(1-1/[.$B$4])*[.H17]+(1/[.$B$4])*[.G18])" office:value-type="float" office:value="0.121967582972415" calcext:value-type="float">
            <text:p>0,121967582972415</text:p>
          </table:table-cell>
          <table:table-cell table:formula="of:=IF(ROW()-ROW([.$A$2])=0;0;IF(AND([.D17]-[.D18]&gt;[.C18]-[.C17];[.D17]-[.D18]&gt;0);[.D17]-[.D18];0))" office:value-type="float" office:value="0" calcext:value-type="float">
            <text:p>0</text:p>
          </table:table-cell>
          <table:table-cell table:formula="of:=IF(ROW()-ROW([.$A$2])=0;[.I18];(1-1/[.$B$4])*[.J17]+(1/[.$B$4])*[.I18])" office:value-type="float" office:value="0.232248923955768" calcext:value-type="float">
            <text:p>0,232248923955768</text:p>
          </table:table-cell>
          <table:table-cell table:formula="of:=IF(ROW()-ROW([.$A$2])=0;[.C18]-[.D18];MAX(ABS([.C18]-[.E17]);ABS([.D18]-[.E17]);[.C18]-[.D18]))" office:value-type="float" office:value="15.3100000000001" calcext:value-type="float">
            <text:p>15,3100000000001</text:p>
          </table:table-cell>
          <table:table-cell table:formula="of:=IF(ROW()-ROW([.$A$2])=0;[.K18];(1-1/[.$B$4])*[.L17]+(1/[.$B$4])*[.K18])" office:value-type="float" office:value="103.882228419962" calcext:value-type="float">
            <text:p>103,882228419962</text:p>
          </table:table-cell>
          <table:table-cell table:formula="of:=100*[.H18]/[.L18]" office:value-type="float" office:value="0.117409478818012" calcext:value-type="float">
            <text:p>0,117409478818012</text:p>
          </table:table-cell>
          <table:table-cell table:formula="of:=100*[.J18]/[.L18]" office:value-type="float" office:value="0.223569447333052" calcext:value-type="float">
            <text:p>0,223569447333052</text:p>
          </table:table-cell>
          <table:table-cell table:formula="of:=IF([.M18]+[.N18]=0;0;100*ABS([.M18]-[.N18])/([.M18]+[.N18]))" office:value-type="float" office:value="31.1338796544885" calcext:value-type="float">
            <text:p>31,1338796544885</text:p>
          </table:table-cell>
          <table:table-cell table:formula="of:=IF(ROW()-ROW([.$A$2])=0;[.O18];(1-1/[.$B$5])*[.P17]+(1/[.$B$5])*[.O18])" office:value-type="float" office:value="1.0244977163105" calcext:value-type="float">
            <text:p>1,0244977163105</text:p>
          </table:table-cell>
          <table:table-cell office:value-type="float" office:value="35.93" calcext:value-type="float">
            <text:p>35,93</text:p>
          </table:table-cell>
          <table:table-cell office:value-type="string" calcext:value-type="string">
            <text:p>50.533340570286484</text:p>
          </table:table-cell>
        </table:table-row>
        <table:table-row table:style-name="ro3">
          <table:table-cell office:value-type="date" office:date-value="1979-05-04" calcext:value-type="date">
            <text:p>4.05.1979</text:p>
          </table:table-cell>
          <table:table-cell office:value-type="float" office:value="827.84" calcext:value-type="float">
            <text:p>827,84</text:p>
          </table:table-cell>
          <table:table-cell office:value-type="float" office:value="853.99" calcext:value-type="float">
            <text:p>853,99</text:p>
          </table:table-cell>
          <table:table-cell office:value-type="float" office:value="817.89" calcext:value-type="float">
            <text:p>817,89</text:p>
          </table:table-cell>
          <table:table-cell office:value-type="float" office:value="850.67" calcext:value-type="float">
            <text:p>850,67</text:p>
          </table:table-cell>
          <table:table-cell office:value-type="float" office:value="166100000" calcext:value-type="float">
            <text:p>166100000</text:p>
          </table:table-cell>
          <table:table-cell table:formula="of:=IF(ROW()-ROW([.$A$2])=0;0;IF(AND([.C19]-[.C18]&gt;[.D18]-[.D19];[.C19]-[.C18]&gt;0);[.C19]-[.C18];0))" office:value-type="float" office:value="18.14" calcext:value-type="float">
            <text:p>18,14</text:p>
          </table:table-cell>
          <table:table-cell table:formula="of:=IF(ROW()-ROW([.$A$2])=0;[.G19];(1-1/[.$B$4])*[.H18]+(1/[.$B$4])*[.G19])" office:value-type="float" office:value="0.143315962613443" calcext:value-type="float">
            <text:p>0,143315962613443</text:p>
          </table:table-cell>
          <table:table-cell table:formula="of:=IF(ROW()-ROW([.$A$2])=0;0;IF(AND([.D18]-[.D19]&gt;[.C19]-[.C18];[.D18]-[.D19]&gt;0);[.D18]-[.D19];0))" office:value-type="float" office:value="0" calcext:value-type="float">
            <text:p>0</text:p>
          </table:table-cell>
          <table:table-cell table:formula="of:=IF(ROW()-ROW([.$A$2])=0;[.I19];(1-1/[.$B$4])*[.J18]+(1/[.$B$4])*[.I19])" office:value-type="float" office:value="0.231973747505583" calcext:value-type="float">
            <text:p>0,231973747505583</text:p>
          </table:table-cell>
          <table:table-cell table:formula="of:=IF(ROW()-ROW([.$A$2])=0;[.C19]-[.D19];MAX(ABS([.C19]-[.E18]);ABS([.D19]-[.E18]);[.C19]-[.D19]))" office:value-type="float" office:value="36.1" calcext:value-type="float">
            <text:p>36,1</text:p>
          </table:table-cell>
          <table:table-cell table:formula="of:=IF(ROW()-ROW([.$A$2])=0;[.K19];(1-1/[.$B$4])*[.L18]+(1/[.$B$4])*[.K19])" office:value-type="float" office:value="103.801917722782" calcext:value-type="float">
            <text:p>103,801917722782</text:p>
          </table:table-cell>
          <table:table-cell table:formula="of:=100*[.H19]/[.L19]" office:value-type="float" office:value="0.138066777336608" calcext:value-type="float">
            <text:p>0,138066777336608</text:p>
          </table:table-cell>
          <table:table-cell table:formula="of:=100*[.J19]/[.L19]" office:value-type="float" office:value="0.223477323535681" calcext:value-type="float">
            <text:p>0,223477323535681</text:p>
          </table:table-cell>
          <table:table-cell table:formula="of:=IF([.M19]+[.N19]=0;0;100*ABS([.M19]-[.N19])/([.M19]+[.N19]))" office:value-type="float" office:value="23.623825141388" calcext:value-type="float">
            <text:p>23,623825141388</text:p>
          </table:table-cell>
          <table:table-cell table:formula="of:=IF(ROW()-ROW([.$A$2])=0;[.O19];(1-1/[.$B$5])*[.P18]+(1/[.$B$5])*[.O19])" office:value-type="float" office:value="1.05179488677201" calcext:value-type="float">
            <text:p>1,05179488677201</text:p>
          </table:table-cell>
          <table:table-cell office:value-type="float" office:value="34.91" calcext:value-type="float">
            <text:p>34,91</text:p>
          </table:table-cell>
          <table:table-cell office:value-type="string" calcext:value-type="string">
            <text:p>52.43336292262214</text:p>
          </table:table-cell>
        </table:table-row>
        <table:table-row table:style-name="ro3">
          <table:table-cell office:value-type="date" office:date-value="1979-05-11" calcext:value-type="date">
            <text:p>11.05.1979</text:p>
          </table:table-cell>
          <table:table-cell office:value-type="float" office:value="851.67" calcext:value-type="float">
            <text:p>851,67</text:p>
          </table:table-cell>
          <table:table-cell office:value-type="float" office:value="925" calcext:value-type="float">
            <text:p>925,00</text:p>
          </table:table-cell>
          <table:table-cell office:value-type="float" office:value="851.67" calcext:value-type="float">
            <text:p>851,67</text:p>
          </table:table-cell>
          <table:table-cell office:value-type="float" office:value="891.21" calcext:value-type="float">
            <text:p>891,21</text:p>
          </table:table-cell>
          <table:table-cell office:value-type="float" office:value="155677778" calcext:value-type="float">
            <text:p>155677778</text:p>
          </table:table-cell>
          <table:table-cell table:formula="of:=IF(ROW()-ROW([.$A$2])=0;0;IF(AND([.C20]-[.C19]&gt;[.D19]-[.D20];[.C20]-[.C19]&gt;0);[.C20]-[.C19];0))" office:value-type="float" office:value="71.01" calcext:value-type="float">
            <text:p>71,01</text:p>
          </table:table-cell>
          <table:table-cell table:formula="of:=IF(ROW()-ROW([.$A$2])=0;[.G20];(1-1/[.$B$4])*[.H19]+(1/[.$B$4])*[.G20])" office:value-type="float" office:value="0.227281228060583" calcext:value-type="float">
            <text:p>0,227281228060583</text:p>
          </table:table-cell>
          <table:table-cell table:formula="of:=IF(ROW()-ROW([.$A$2])=0;0;IF(AND([.D19]-[.D20]&gt;[.C20]-[.C19];[.D19]-[.D20]&gt;0);[.D19]-[.D20];0))" office:value-type="float" office:value="0" calcext:value-type="float">
            <text:p>0</text:p>
          </table:table-cell>
          <table:table-cell table:formula="of:=IF(ROW()-ROW([.$A$2])=0;[.I20];(1-1/[.$B$4])*[.J19]+(1/[.$B$4])*[.I20])" office:value-type="float" office:value="0.231698897093847" calcext:value-type="float">
            <text:p>0,231698897093847</text:p>
          </table:table-cell>
          <table:table-cell table:formula="of:=IF(ROW()-ROW([.$A$2])=0;[.C20]-[.D20];MAX(ABS([.C20]-[.E19]);ABS([.D20]-[.E19]);[.C20]-[.D20]))" office:value-type="float" office:value="74.33" calcext:value-type="float">
            <text:p>74,33</text:p>
          </table:table-cell>
          <table:table-cell table:formula="of:=IF(ROW()-ROW([.$A$2])=0;[.K20];(1-1/[.$B$4])*[.L19]+(1/[.$B$4])*[.K20])" office:value-type="float" office:value="103.766998388988" calcext:value-type="float">
            <text:p>103,766998388988</text:p>
          </table:table-cell>
          <table:table-cell table:formula="of:=100*[.H20]/[.L20]" office:value-type="float" office:value="0.219030358003209" calcext:value-type="float">
            <text:p>0,219030358003209</text:p>
          </table:table-cell>
          <table:table-cell table:formula="of:=100*[.J20]/[.L20]" office:value-type="float" office:value="0.223287654737093" calcext:value-type="float">
            <text:p>0,223287654737093</text:p>
          </table:table-cell>
          <table:table-cell table:formula="of:=IF([.M20]+[.N20]=0;0;100*ABS([.M20]-[.N20])/([.M20]+[.N20]))" office:value-type="float" office:value="0.962496803489566" calcext:value-type="float">
            <text:p>0,962496803489566</text:p>
          </table:table-cell>
          <table:table-cell table:formula="of:=IF(ROW()-ROW([.$A$2])=0;[.O20];(1-1/[.$B$5])*[.P19]+(1/[.$B$5])*[.O20])" office:value-type="float" office:value="1.05168702581865" calcext:value-type="float">
            <text:p>1,05168702581865</text:p>
          </table:table-cell>
          <table:table-cell office:value-type="float" office:value="35.36" calcext:value-type="float">
            <text:p>35,36</text:p>
          </table:table-cell>
          <table:table-cell office:value-type="string" calcext:value-type="string">
            <text:p>55.14610676868216</text:p>
          </table:table-cell>
        </table:table-row>
        <table:table-row table:style-name="ro3">
          <table:table-cell office:value-type="date" office:date-value="1979-05-18" calcext:value-type="date">
            <text:p>18.05.1979</text:p>
          </table:table-cell>
          <table:table-cell office:value-type="float" office:value="892.15" calcext:value-type="float">
            <text:p>892,15</text:p>
          </table:table-cell>
          <table:table-cell office:value-type="float" office:value="910" calcext:value-type="float">
            <text:p>910,00</text:p>
          </table:table-cell>
          <table:table-cell office:value-type="float" office:value="867.37" calcext:value-type="float">
            <text:p>867,37</text:p>
          </table:table-cell>
          <table:table-cell office:value-type="float" office:value="908.5" calcext:value-type="float">
            <text:p>908,50</text:p>
          </table:table-cell>
          <table:table-cell office:value-type="float" office:value="149033332" calcext:value-type="float">
            <text:p>149033332</text:p>
          </table:table-cell>
          <table:table-cell table:formula="of:=IF(ROW()-ROW([.$A$2])=0;0;IF(AND([.C21]-[.C20]&gt;[.D20]-[.D21];[.C21]-[.C20]&gt;0);[.C21]-[.C20];0))" office:value-type="float" office:value="0" calcext:value-type="float">
            <text:p>0</text:p>
          </table:table-cell>
          <table:table-cell table:formula="of:=IF(ROW()-ROW([.$A$2])=0;[.G21];(1-1/[.$B$4])*[.H20]+(1/[.$B$4])*[.G21])" office:value-type="float" office:value="0.227011937506009" calcext:value-type="float">
            <text:p>0,227011937506009</text:p>
          </table:table-cell>
          <table:table-cell table:formula="of:=IF(ROW()-ROW([.$A$2])=0;0;IF(AND([.D20]-[.D21]&gt;[.C21]-[.C20];[.D20]-[.D21]&gt;0);[.D20]-[.D21];0))" office:value-type="float" office:value="0" calcext:value-type="float">
            <text:p>0</text:p>
          </table:table-cell>
          <table:table-cell table:formula="of:=IF(ROW()-ROW([.$A$2])=0;[.I21];(1-1/[.$B$4])*[.J20]+(1/[.$B$4])*[.I21])" office:value-type="float" office:value="0.231424372334257" calcext:value-type="float">
            <text:p>0,231424372334257</text:p>
          </table:table-cell>
          <table:table-cell table:formula="of:=IF(ROW()-ROW([.$A$2])=0;[.C21]-[.D21];MAX(ABS([.C21]-[.E20]);ABS([.D21]-[.E20]);[.C21]-[.D21]))" office:value-type="float" office:value="42.63" calcext:value-type="float">
            <text:p>42,63</text:p>
          </table:table-cell>
          <table:table-cell table:formula="of:=IF(ROW()-ROW([.$A$2])=0;[.K21];(1-1/[.$B$4])*[.L20]+(1/[.$B$4])*[.K21])" office:value-type="float" office:value="103.694561187105" calcext:value-type="float">
            <text:p>103,694561187105</text:p>
          </table:table-cell>
          <table:table-cell table:formula="of:=100*[.H21]/[.L21]" office:value-type="float" office:value="0.218923668615939" calcext:value-type="float">
            <text:p>0,218923668615939</text:p>
          </table:table-cell>
          <table:table-cell table:formula="of:=100*[.J21]/[.L21]" office:value-type="float" office:value="0.223178891626417" calcext:value-type="float">
            <text:p>0,223178891626417</text:p>
          </table:table-cell>
          <table:table-cell table:formula="of:=IF([.M21]+[.N21]=0;0;100*ABS([.M21]-[.N21])/([.M21]+[.N21]))" office:value-type="float" office:value="0.962496803489566" calcext:value-type="float">
            <text:p>0,962496803489566</text:p>
          </table:table-cell>
          <table:table-cell table:formula="of:=IF(ROW()-ROW([.$A$2])=0;[.O21];(1-1/[.$B$5])*[.P20]+(1/[.$B$5])*[.O21])" office:value-type="float" office:value="1.05157929514788" calcext:value-type="float">
            <text:p>1,05157929514788</text:p>
          </table:table-cell>
          <table:table-cell office:value-type="float" office:value="35.78" calcext:value-type="float">
            <text:p>35,78</text:p>
          </table:table-cell>
          <table:table-cell office:value-type="string" calcext:value-type="string">
            <text:p>57.665083197166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l" fo:country="S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/>
      <number:text>.</number:text>
      <number:month number:style="long"/>
      <number:text>.</number:text>
      <number:year number:style="long"/>
    </number:date-style>
    <number:number-style style:name="N116">
      <number:number number:decimal-places="1" loext:min-decimal-places="1" number:min-integer-digits="1" number:grouping="true"/>
    </number:number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.00.0000</text:date>, <text:time style:data-style-name="N2" text:time-value="14:20:26.5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1-05T16:01:59.778000000</dc:date>
    <meta:editing-duration>PT3H37M1S</meta:editing-duration>
    <meta:editing-cycles>37</meta:editing-cycles>
    <meta:generator>LibreOffice/6.4.6.2$Windows_X86_64 LibreOffice_project/0ce51a4fd21bff07a5c061082cc82c5ed232f115</meta:generator>
    <meta:document-statistic meta:table-count="2" meta:cell-count="571" meta:object-count="0"/>
  </office:meta>
</office:document-meta>
</file>